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559in" svg:y="0.2173in">
            <draw:object draw:notify-on-update-of-ranges="Sheet1.A1:Sheet1.A254 Sheet1.B1:Sheet1.B2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5756in" svg:y="3.4961in">
            <draw:object draw:notify-on-update-of-ranges="Sheet1.C1:Sheet1.C255 Sheet1.D1:Sheet1.D2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295081973075867" calcext:value-type="float">
            <text:p>0.295081973075867</text:p>
          </table:table-cell>
          <table:table-cell office:value-type="float" office:value="0" calcext:value-type="float">
            <text:p>0</text:p>
          </table:table-cell>
          <table:table-cell office:value-type="float" office:value="0.163934424519539" calcext:value-type="float">
            <text:p>0.163934424519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6229506731033" calcext:value-type="float">
            <text:p>0.426229506731033</text:p>
          </table:table-cell>
          <table:table-cell office:value-type="float" office:value="0" calcext:value-type="float">
            <text:p>0</text:p>
          </table:table-cell>
          <table:table-cell office:value-type="float" office:value="0.295081973075867" calcext:value-type="float">
            <text:p>0.295081973075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73770403862" calcext:value-type="float">
            <text:p>0.5573770403862</text:p>
          </table:table-cell>
          <table:table-cell office:value-type="float" office:value="0" calcext:value-type="float">
            <text:p>0</text:p>
          </table:table-cell>
          <table:table-cell office:value-type="float" office:value="0.426229506731033" calcext:value-type="float">
            <text:p>0.42622950673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8524603843689" calcext:value-type="float">
            <text:p>0.688524603843689</text:p>
          </table:table-cell>
          <table:table-cell office:value-type="float" office:value="0" calcext:value-type="float">
            <text:p>0</text:p>
          </table:table-cell>
          <table:table-cell office:value-type="float" office:value="0.5573770403862" calcext:value-type="float">
            <text:p>0.5573770403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9672107696533" calcext:value-type="float">
            <text:p>0.819672107696533</text:p>
          </table:table-cell>
          <table:table-cell office:value-type="float" office:value="0" calcext:value-type="float">
            <text:p>0</text:p>
          </table:table-cell>
          <table:table-cell office:value-type="float" office:value="0.688524603843689" calcext:value-type="float">
            <text:p>0.688524603843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0819671154022" calcext:value-type="float">
            <text:p>0.950819671154022</text:p>
          </table:table-cell>
          <table:table-cell office:value-type="float" office:value="0" calcext:value-type="float">
            <text:p>0</text:p>
          </table:table-cell>
          <table:table-cell office:value-type="float" office:value="0.819672107696533" calcext:value-type="float">
            <text:p>0.819672107696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196723461151" calcext:value-type="float">
            <text:p>1.08196723461151</text:p>
          </table:table-cell>
          <table:table-cell office:value-type="float" office:value="0" calcext:value-type="float">
            <text:p>0</text:p>
          </table:table-cell>
          <table:table-cell office:value-type="float" office:value="0.950819671154022" calcext:value-type="float">
            <text:p>0.950819671154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311473846436" calcext:value-type="float">
            <text:p>1.21311473846436</text:p>
          </table:table-cell>
          <table:table-cell office:value-type="float" office:value="0" calcext:value-type="float">
            <text:p>0</text:p>
          </table:table-cell>
          <table:table-cell office:value-type="float" office:value="1.08196723461151" calcext:value-type="float">
            <text:p>1.0819672346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2622423172" calcext:value-type="float">
            <text:p>1.3442622423172</text:p>
          </table:table-cell>
          <table:table-cell office:value-type="float" office:value="0" calcext:value-type="float">
            <text:p>0</text:p>
          </table:table-cell>
          <table:table-cell office:value-type="float" office:value="1.21311473846436" calcext:value-type="float">
            <text:p>1.2131147384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540986537933" calcext:value-type="float">
            <text:p>1.47540986537933</text:p>
          </table:table-cell>
          <table:table-cell office:value-type="float" office:value="0" calcext:value-type="float">
            <text:p>0</text:p>
          </table:table-cell>
          <table:table-cell office:value-type="float" office:value="1.3442622423172" calcext:value-type="float">
            <text:p>1.3442622423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655736923218" calcext:value-type="float">
            <text:p>1.60655736923218</text:p>
          </table:table-cell>
          <table:table-cell office:value-type="float" office:value="0" calcext:value-type="float">
            <text:p>0</text:p>
          </table:table-cell>
          <table:table-cell office:value-type="float" office:value="1.47540986537933" calcext:value-type="float">
            <text:p>1.47540986537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770487308502" calcext:value-type="float">
            <text:p>1.73770487308502</text:p>
          </table:table-cell>
          <table:table-cell office:value-type="float" office:value="0" calcext:value-type="float">
            <text:p>0</text:p>
          </table:table-cell>
          <table:table-cell office:value-type="float" office:value="1.60655736923218" calcext:value-type="float">
            <text:p>1.6065573692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885249614716" calcext:value-type="float">
            <text:p>1.86885249614716</text:p>
          </table:table-cell>
          <table:table-cell office:value-type="float" office:value="0" calcext:value-type="float">
            <text:p>0</text:p>
          </table:table-cell>
          <table:table-cell office:value-type="float" office:value="1.73770487308502" calcext:value-type="float">
            <text:p>1.73770487308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6885249614716" calcext:value-type="float">
            <text:p>1.86885249614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114762306213" calcext:value-type="float">
            <text:p>2.131147623062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229500770569" calcext:value-type="float">
            <text:p>2.26229500770569</text:p>
          </table:table-cell>
          <table:table-cell office:value-type="float" office:value="1" calcext:value-type="float">
            <text:p>1</text:p>
          </table:table-cell>
          <table:table-cell office:value-type="float" office:value="2.13114762306213" calcext:value-type="float">
            <text:p>2.13114762306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344263076782" calcext:value-type="float">
            <text:p>2.39344263076782</text:p>
          </table:table-cell>
          <table:table-cell office:value-type="float" office:value="1" calcext:value-type="float">
            <text:p>1</text:p>
          </table:table-cell>
          <table:table-cell office:value-type="float" office:value="2.26229500770569" calcext:value-type="float">
            <text:p>2.26229500770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459025382996" calcext:value-type="float">
            <text:p>2.52459025382996</text:p>
          </table:table-cell>
          <table:table-cell office:value-type="float" office:value="2" calcext:value-type="float">
            <text:p>2</text:p>
          </table:table-cell>
          <table:table-cell office:value-type="float" office:value="2.39344263076782" calcext:value-type="float">
            <text:p>2.39344263076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573763847351" calcext:value-type="float">
            <text:p>2.65573763847351</text:p>
          </table:table-cell>
          <table:table-cell office:value-type="float" office:value="2" calcext:value-type="float">
            <text:p>2</text:p>
          </table:table-cell>
          <table:table-cell office:value-type="float" office:value="2.52459025382996" calcext:value-type="float">
            <text:p>2.52459025382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78688526153564" calcext:value-type="float">
            <text:p>2.78688526153564</text:p>
          </table:table-cell>
          <table:table-cell office:value-type="float" office:value="3" calcext:value-type="float">
            <text:p>3</text:p>
          </table:table-cell>
          <table:table-cell office:value-type="float" office:value="2.65573763847351" calcext:value-type="float">
            <text:p>2.65573763847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1803288459778" calcext:value-type="float">
            <text:p>2.91803288459778</text:p>
          </table:table-cell>
          <table:table-cell office:value-type="float" office:value="3" calcext:value-type="float">
            <text:p>3</text:p>
          </table:table-cell>
          <table:table-cell office:value-type="float" office:value="2.78688526153564" calcext:value-type="float">
            <text:p>2.78688526153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04918026924133" calcext:value-type="float">
            <text:p>3.04918026924133</text:p>
          </table:table-cell>
          <table:table-cell office:value-type="float" office:value="3" calcext:value-type="float">
            <text:p>3</text:p>
          </table:table-cell>
          <table:table-cell office:value-type="float" office:value="2.91803288459778" calcext:value-type="float">
            <text:p>2.91803288459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18032789230347" calcext:value-type="float">
            <text:p>3.18032789230347</text:p>
          </table:table-cell>
          <table:table-cell office:value-type="float" office:value="4" calcext:value-type="float">
            <text:p>4</text:p>
          </table:table-cell>
          <table:table-cell office:value-type="float" office:value="3.04918026924133" calcext:value-type="float">
            <text:p>3.04918026924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3114755153656" calcext:value-type="float">
            <text:p>3.3114755153656</text:p>
          </table:table-cell>
          <table:table-cell office:value-type="float" office:value="5" calcext:value-type="float">
            <text:p>5</text:p>
          </table:table-cell>
          <table:table-cell office:value-type="float" office:value="3.18032789230347" calcext:value-type="float">
            <text:p>3.18032789230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44262290000916" calcext:value-type="float">
            <text:p>3.44262290000916</text:p>
          </table:table-cell>
          <table:table-cell office:value-type="float" office:value="6" calcext:value-type="float">
            <text:p>6</text:p>
          </table:table-cell>
          <table:table-cell office:value-type="float" office:value="3.3114755153656" calcext:value-type="float">
            <text:p>3.31147551536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57377052307129" calcext:value-type="float">
            <text:p>3.57377052307129</text:p>
          </table:table-cell>
          <table:table-cell office:value-type="float" office:value="7" calcext:value-type="float">
            <text:p>7</text:p>
          </table:table-cell>
          <table:table-cell office:value-type="float" office:value="3.44262290000916" calcext:value-type="float">
            <text:p>3.44262290000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70491814613342" calcext:value-type="float">
            <text:p>3.70491814613342</text:p>
          </table:table-cell>
          <table:table-cell office:value-type="float" office:value="8" calcext:value-type="float">
            <text:p>8</text:p>
          </table:table-cell>
          <table:table-cell office:value-type="float" office:value="3.57377052307129" calcext:value-type="float">
            <text:p>3.573770523071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83606553077698" calcext:value-type="float">
            <text:p>3.83606553077698</text:p>
          </table:table-cell>
          <table:table-cell office:value-type="float" office:value="9" calcext:value-type="float">
            <text:p>9</text:p>
          </table:table-cell>
          <table:table-cell office:value-type="float" office:value="3.70491814613342" calcext:value-type="float">
            <text:p>3.704918146133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96721315383911" calcext:value-type="float">
            <text:p>3.96721315383911</text:p>
          </table:table-cell>
          <table:table-cell office:value-type="float" office:value="10" calcext:value-type="float">
            <text:p>10</text:p>
          </table:table-cell>
          <table:table-cell office:value-type="float" office:value="3.83606553077698" calcext:value-type="float">
            <text:p>3.836065530776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09836053848267" calcext:value-type="float">
            <text:p>4.09836053848267</text:p>
          </table:table-cell>
          <table:table-cell office:value-type="float" office:value="10" calcext:value-type="float">
            <text:p>10</text:p>
          </table:table-cell>
          <table:table-cell office:value-type="float" office:value="3.96721315383911" calcext:value-type="float">
            <text:p>3.967213153839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22950839996338" calcext:value-type="float">
            <text:p>4.22950839996338</text:p>
          </table:table-cell>
          <table:table-cell office:value-type="float" office:value="11" calcext:value-type="float">
            <text:p>11</text:p>
          </table:table-cell>
          <table:table-cell office:value-type="float" office:value="4.09836053848267" calcext:value-type="float">
            <text:p>4.098360538482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36065578460693" calcext:value-type="float">
            <text:p>4.36065578460693</text:p>
          </table:table-cell>
          <table:table-cell office:value-type="float" office:value="12" calcext:value-type="float">
            <text:p>12</text:p>
          </table:table-cell>
          <table:table-cell office:value-type="float" office:value="4.22950839996338" calcext:value-type="float">
            <text:p>4.229508399963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49180316925049" calcext:value-type="float">
            <text:p>4.49180316925049</text:p>
          </table:table-cell>
          <table:table-cell office:value-type="float" office:value="13" calcext:value-type="float">
            <text:p>13</text:p>
          </table:table-cell>
          <table:table-cell office:value-type="float" office:value="4.36065578460693" calcext:value-type="float">
            <text:p>4.360655784606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6229510307312" calcext:value-type="float">
            <text:p>4.6229510307312</text:p>
          </table:table-cell>
          <table:table-cell office:value-type="float" office:value="14" calcext:value-type="float">
            <text:p>14</text:p>
          </table:table-cell>
          <table:table-cell office:value-type="float" office:value="4.49180316925049" calcext:value-type="float">
            <text:p>4.491803169250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75409841537476" calcext:value-type="float">
            <text:p>4.75409841537476</text:p>
          </table:table-cell>
          <table:table-cell office:value-type="float" office:value="14" calcext:value-type="float">
            <text:p>14</text:p>
          </table:table-cell>
          <table:table-cell office:value-type="float" office:value="4.6229510307312" calcext:value-type="float">
            <text:p>4.62295103073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88524580001831" calcext:value-type="float">
            <text:p>4.88524580001831</text:p>
          </table:table-cell>
          <table:table-cell office:value-type="float" office:value="14" calcext:value-type="float">
            <text:p>14</text:p>
          </table:table-cell>
          <table:table-cell office:value-type="float" office:value="4.75409841537476" calcext:value-type="float">
            <text:p>4.754098415374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01639366149902" calcext:value-type="float">
            <text:p>5.01639366149902</text:p>
          </table:table-cell>
          <table:table-cell office:value-type="float" office:value="15" calcext:value-type="float">
            <text:p>15</text:p>
          </table:table-cell>
          <table:table-cell office:value-type="float" office:value="4.88524580001831" calcext:value-type="float">
            <text:p>4.885245800018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.14754104614258" calcext:value-type="float">
            <text:p>5.14754104614258</text:p>
          </table:table-cell>
          <table:table-cell office:value-type="float" office:value="15" calcext:value-type="float">
            <text:p>15</text:p>
          </table:table-cell>
          <table:table-cell office:value-type="float" office:value="5.01639366149902" calcext:value-type="float">
            <text:p>5.016393661499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.27868843078613" calcext:value-type="float">
            <text:p>5.27868843078613</text:p>
          </table:table-cell>
          <table:table-cell office:value-type="float" office:value="15" calcext:value-type="float">
            <text:p>15</text:p>
          </table:table-cell>
          <table:table-cell office:value-type="float" office:value="5.14754104614258" calcext:value-type="float">
            <text:p>5.147541046142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.40983629226685" calcext:value-type="float">
            <text:p>5.40983629226685</text:p>
          </table:table-cell>
          <table:table-cell office:value-type="float" office:value="16" calcext:value-type="float">
            <text:p>16</text:p>
          </table:table-cell>
          <table:table-cell office:value-type="float" office:value="5.27868843078613" calcext:value-type="float">
            <text:p>5.278688430786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5409836769104" calcext:value-type="float">
            <text:p>5.5409836769104</text:p>
          </table:table-cell>
          <table:table-cell office:value-type="float" office:value="16" calcext:value-type="float">
            <text:p>16</text:p>
          </table:table-cell>
          <table:table-cell office:value-type="float" office:value="5.40983629226685" calcext:value-type="float">
            <text:p>5.409836292266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67213106155396" calcext:value-type="float">
            <text:p>5.67213106155396</text:p>
          </table:table-cell>
          <table:table-cell office:value-type="float" office:value="16" calcext:value-type="float">
            <text:p>16</text:p>
          </table:table-cell>
          <table:table-cell office:value-type="float" office:value="5.5409836769104" calcext:value-type="float">
            <text:p>5.54098367691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.80327892303467" calcext:value-type="float">
            <text:p>5.80327892303467</text:p>
          </table:table-cell>
          <table:table-cell office:value-type="float" office:value="16" calcext:value-type="float">
            <text:p>16</text:p>
          </table:table-cell>
          <table:table-cell office:value-type="float" office:value="5.67213106155396" calcext:value-type="float">
            <text:p>5.672131061553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.93442630767822" calcext:value-type="float">
            <text:p>5.93442630767822</text:p>
          </table:table-cell>
          <table:table-cell office:value-type="float" office:value="16" calcext:value-type="float">
            <text:p>16</text:p>
          </table:table-cell>
          <table:table-cell office:value-type="float" office:value="5.80327892303467" calcext:value-type="float">
            <text:p>5.803278923034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.06557369232178" calcext:value-type="float">
            <text:p>6.06557369232178</text:p>
          </table:table-cell>
          <table:table-cell office:value-type="float" office:value="15" calcext:value-type="float">
            <text:p>15</text:p>
          </table:table-cell>
          <table:table-cell office:value-type="float" office:value="5.93442630767822" calcext:value-type="float">
            <text:p>5.934426307678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.19672107696533" calcext:value-type="float">
            <text:p>6.19672107696533</text:p>
          </table:table-cell>
          <table:table-cell office:value-type="float" office:value="15" calcext:value-type="float">
            <text:p>15</text:p>
          </table:table-cell>
          <table:table-cell office:value-type="float" office:value="6.06557369232178" calcext:value-type="float">
            <text:p>6.065573692321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.32786893844605" calcext:value-type="float">
            <text:p>6.32786893844605</text:p>
          </table:table-cell>
          <table:table-cell office:value-type="float" office:value="15" calcext:value-type="float">
            <text:p>15</text:p>
          </table:table-cell>
          <table:table-cell office:value-type="float" office:value="6.19672107696533" calcext:value-type="float">
            <text:p>6.196721076965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.4590163230896" calcext:value-type="float">
            <text:p>6.4590163230896</text:p>
          </table:table-cell>
          <table:table-cell office:value-type="float" office:value="15" calcext:value-type="float">
            <text:p>15</text:p>
          </table:table-cell>
          <table:table-cell office:value-type="float" office:value="6.32786893844605" calcext:value-type="float">
            <text:p>6.327868938446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.59016370773315" calcext:value-type="float">
            <text:p>6.59016370773315</text:p>
          </table:table-cell>
          <table:table-cell office:value-type="float" office:value="15" calcext:value-type="float">
            <text:p>15</text:p>
          </table:table-cell>
          <table:table-cell office:value-type="float" office:value="6.4590163230896" calcext:value-type="float">
            <text:p>6.45901632308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72131156921387" calcext:value-type="float">
            <text:p>6.72131156921387</text:p>
          </table:table-cell>
          <table:table-cell office:value-type="float" office:value="15" calcext:value-type="float">
            <text:p>15</text:p>
          </table:table-cell>
          <table:table-cell office:value-type="float" office:value="6.59016370773315" calcext:value-type="float">
            <text:p>6.590163707733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85245895385742" calcext:value-type="float">
            <text:p>6.85245895385742</text:p>
          </table:table-cell>
          <table:table-cell office:value-type="float" office:value="14" calcext:value-type="float">
            <text:p>14</text:p>
          </table:table-cell>
          <table:table-cell office:value-type="float" office:value="6.72131156921387" calcext:value-type="float">
            <text:p>6.721311569213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98360633850098" calcext:value-type="float">
            <text:p>6.98360633850098</text:p>
          </table:table-cell>
          <table:table-cell office:value-type="float" office:value="14" calcext:value-type="float">
            <text:p>14</text:p>
          </table:table-cell>
          <table:table-cell office:value-type="float" office:value="6.85245895385742" calcext:value-type="float">
            <text:p>6.852458953857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.11475419998169" calcext:value-type="float">
            <text:p>7.11475419998169</text:p>
          </table:table-cell>
          <table:table-cell office:value-type="float" office:value="14" calcext:value-type="float">
            <text:p>14</text:p>
          </table:table-cell>
          <table:table-cell office:value-type="float" office:value="6.98360633850098" calcext:value-type="float">
            <text:p>6.983606338500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.24590158462524" calcext:value-type="float">
            <text:p>7.24590158462524</text:p>
          </table:table-cell>
          <table:table-cell office:value-type="float" office:value="14" calcext:value-type="float">
            <text:p>14</text:p>
          </table:table-cell>
          <table:table-cell office:value-type="float" office:value="7.11475419998169" calcext:value-type="float">
            <text:p>7.114754199981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.3770489692688" calcext:value-type="float">
            <text:p>7.3770489692688</text:p>
          </table:table-cell>
          <table:table-cell office:value-type="float" office:value="14" calcext:value-type="float">
            <text:p>14</text:p>
          </table:table-cell>
          <table:table-cell office:value-type="float" office:value="7.24590158462524" calcext:value-type="float">
            <text:p>7.245901584625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.50819683074951" calcext:value-type="float">
            <text:p>7.50819683074951</text:p>
          </table:table-cell>
          <table:table-cell office:value-type="float" office:value="14" calcext:value-type="float">
            <text:p>14</text:p>
          </table:table-cell>
          <table:table-cell office:value-type="float" office:value="7.3770489692688" calcext:value-type="float">
            <text:p>7.3770489692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.63934421539307" calcext:value-type="float">
            <text:p>7.63934421539307</text:p>
          </table:table-cell>
          <table:table-cell office:value-type="float" office:value="13" calcext:value-type="float">
            <text:p>13</text:p>
          </table:table-cell>
          <table:table-cell office:value-type="float" office:value="7.50819683074951" calcext:value-type="float">
            <text:p>7.508196830749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.77049160003662" calcext:value-type="float">
            <text:p>7.77049160003662</text:p>
          </table:table-cell>
          <table:table-cell office:value-type="float" office:value="13" calcext:value-type="float">
            <text:p>13</text:p>
          </table:table-cell>
          <table:table-cell office:value-type="float" office:value="7.63934421539307" calcext:value-type="float">
            <text:p>7.639344215393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.90163946151733" calcext:value-type="float">
            <text:p>7.90163946151733</text:p>
          </table:table-cell>
          <table:table-cell office:value-type="float" office:value="13" calcext:value-type="float">
            <text:p>13</text:p>
          </table:table-cell>
          <table:table-cell office:value-type="float" office:value="7.77049160003662" calcext:value-type="float">
            <text:p>7.770491600036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.03278732299805" calcext:value-type="float">
            <text:p>8.03278732299805</text:p>
          </table:table-cell>
          <table:table-cell office:value-type="float" office:value="13" calcext:value-type="float">
            <text:p>13</text:p>
          </table:table-cell>
          <table:table-cell office:value-type="float" office:value="7.90163946151733" calcext:value-type="float">
            <text:p>7.9016394615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.1639347076416" calcext:value-type="float">
            <text:p>8.1639347076416</text:p>
          </table:table-cell>
          <table:table-cell office:value-type="float" office:value="13" calcext:value-type="float">
            <text:p>13</text:p>
          </table:table-cell>
          <table:table-cell office:value-type="float" office:value="8.03278732299805" calcext:value-type="float">
            <text:p>8.032787322998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.29508209228516" calcext:value-type="float">
            <text:p>8.29508209228516</text:p>
          </table:table-cell>
          <table:table-cell office:value-type="float" office:value="12" calcext:value-type="float">
            <text:p>12</text:p>
          </table:table-cell>
          <table:table-cell office:value-type="float" office:value="8.1639347076416" calcext:value-type="float">
            <text:p>8.16393470764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.42622947692871" calcext:value-type="float">
            <text:p>8.42622947692871</text:p>
          </table:table-cell>
          <table:table-cell office:value-type="float" office:value="12" calcext:value-type="float">
            <text:p>12</text:p>
          </table:table-cell>
          <table:table-cell office:value-type="float" office:value="8.29508209228516" calcext:value-type="float">
            <text:p>8.295082092285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.55737686157227" calcext:value-type="float">
            <text:p>8.55737686157227</text:p>
          </table:table-cell>
          <table:table-cell office:value-type="float" office:value="12" calcext:value-type="float">
            <text:p>12</text:p>
          </table:table-cell>
          <table:table-cell office:value-type="float" office:value="8.42622947692871" calcext:value-type="float">
            <text:p>8.426229476928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.68852424621582" calcext:value-type="float">
            <text:p>8.68852424621582</text:p>
          </table:table-cell>
          <table:table-cell office:value-type="float" office:value="12" calcext:value-type="float">
            <text:p>12</text:p>
          </table:table-cell>
          <table:table-cell office:value-type="float" office:value="8.55737686157227" calcext:value-type="float">
            <text:p>8.557376861572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.81967258453369" calcext:value-type="float">
            <text:p>8.81967258453369</text:p>
          </table:table-cell>
          <table:table-cell office:value-type="float" office:value="11" calcext:value-type="float">
            <text:p>11</text:p>
          </table:table-cell>
          <table:table-cell office:value-type="float" office:value="8.68852424621582" calcext:value-type="float">
            <text:p>8.688524246215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.95081996917725" calcext:value-type="float">
            <text:p>8.95081996917725</text:p>
          </table:table-cell>
          <table:table-cell office:value-type="float" office:value="11" calcext:value-type="float">
            <text:p>11</text:p>
          </table:table-cell>
          <table:table-cell office:value-type="float" office:value="8.81967258453369" calcext:value-type="float">
            <text:p>8.819672584533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.0819673538208" calcext:value-type="float">
            <text:p>9.0819673538208</text:p>
          </table:table-cell>
          <table:table-cell office:value-type="float" office:value="11" calcext:value-type="float">
            <text:p>11</text:p>
          </table:table-cell>
          <table:table-cell office:value-type="float" office:value="8.95081996917725" calcext:value-type="float">
            <text:p>8.950819969177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.21311473846436" calcext:value-type="float">
            <text:p>9.21311473846436</text:p>
          </table:table-cell>
          <table:table-cell office:value-type="float" office:value="11" calcext:value-type="float">
            <text:p>11</text:p>
          </table:table-cell>
          <table:table-cell office:value-type="float" office:value="9.0819673538208" calcext:value-type="float">
            <text:p>9.08196735382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.34426212310791" calcext:value-type="float">
            <text:p>9.34426212310791</text:p>
          </table:table-cell>
          <table:table-cell office:value-type="float" office:value="11" calcext:value-type="float">
            <text:p>11</text:p>
          </table:table-cell>
          <table:table-cell office:value-type="float" office:value="9.21311473846436" calcext:value-type="float">
            <text:p>9.213114738464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.47540950775147" calcext:value-type="float">
            <text:p>9.47540950775147</text:p>
          </table:table-cell>
          <table:table-cell office:value-type="float" office:value="11" calcext:value-type="float">
            <text:p>11</text:p>
          </table:table-cell>
          <table:table-cell office:value-type="float" office:value="9.34426212310791" calcext:value-type="float">
            <text:p>9.344262123107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.60655784606934" calcext:value-type="float">
            <text:p>9.60655784606934</text:p>
          </table:table-cell>
          <table:table-cell office:value-type="float" office:value="11" calcext:value-type="float">
            <text:p>11</text:p>
          </table:table-cell>
          <table:table-cell office:value-type="float" office:value="9.47540950775147" calcext:value-type="float">
            <text:p>9.47540950775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.73770523071289" calcext:value-type="float">
            <text:p>9.73770523071289</text:p>
          </table:table-cell>
          <table:table-cell office:value-type="float" office:value="11" calcext:value-type="float">
            <text:p>11</text:p>
          </table:table-cell>
          <table:table-cell office:value-type="float" office:value="9.60655784606934" calcext:value-type="float">
            <text:p>9.606557846069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.86885261535645" calcext:value-type="float">
            <text:p>9.86885261535645</text:p>
          </table:table-cell>
          <table:table-cell office:value-type="float" office:value="10" calcext:value-type="float">
            <text:p>10</text:p>
          </table:table-cell>
          <table:table-cell office:value-type="float" office:value="9.73770523071289" calcext:value-type="float">
            <text:p>9.737705230712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.86885261535645" calcext:value-type="float">
            <text:p>9.868852615356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.1298704147339" calcext:value-type="float">
            <text:p>10.129870414733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.2597398757935" calcext:value-type="float">
            <text:p>10.2597398757935</text:p>
          </table:table-cell>
          <table:table-cell office:value-type="float" office:value="10" calcext:value-type="float">
            <text:p>10</text:p>
          </table:table-cell>
          <table:table-cell office:value-type="float" office:value="10.1298704147339" calcext:value-type="float">
            <text:p>10.12987041473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.3896102905273" calcext:value-type="float">
            <text:p>10.3896102905273</text:p>
          </table:table-cell>
          <table:table-cell office:value-type="float" office:value="10" calcext:value-type="float">
            <text:p>10</text:p>
          </table:table-cell>
          <table:table-cell office:value-type="float" office:value="10.2597398757935" calcext:value-type="float">
            <text:p>10.25973987579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.5194807052612" calcext:value-type="float">
            <text:p>10.5194807052612</text:p>
          </table:table-cell>
          <table:table-cell office:value-type="float" office:value="10" calcext:value-type="float">
            <text:p>10</text:p>
          </table:table-cell>
          <table:table-cell office:value-type="float" office:value="10.3896102905273" calcext:value-type="float">
            <text:p>10.38961029052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.6493511199951" calcext:value-type="float">
            <text:p>10.6493511199951</text:p>
          </table:table-cell>
          <table:table-cell office:value-type="float" office:value="10" calcext:value-type="float">
            <text:p>10</text:p>
          </table:table-cell>
          <table:table-cell office:value-type="float" office:value="10.5194807052612" calcext:value-type="float">
            <text:p>10.51948070526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.7792205810547" calcext:value-type="float">
            <text:p>10.7792205810547</text:p>
          </table:table-cell>
          <table:table-cell office:value-type="float" office:value="10" calcext:value-type="float">
            <text:p>10</text:p>
          </table:table-cell>
          <table:table-cell office:value-type="float" office:value="10.6493511199951" calcext:value-type="float">
            <text:p>10.64935111999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.9090909957886" calcext:value-type="float">
            <text:p>10.9090909957886</text:p>
          </table:table-cell>
          <table:table-cell office:value-type="float" office:value="10" calcext:value-type="float">
            <text:p>10</text:p>
          </table:table-cell>
          <table:table-cell office:value-type="float" office:value="10.7792205810547" calcext:value-type="float">
            <text:p>10.77922058105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.0389614105225" calcext:value-type="float">
            <text:p>11.0389614105225</text:p>
          </table:table-cell>
          <table:table-cell office:value-type="float" office:value="10" calcext:value-type="float">
            <text:p>10</text:p>
          </table:table-cell>
          <table:table-cell office:value-type="float" office:value="10.9090909957886" calcext:value-type="float">
            <text:p>10.90909099578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.168830871582" calcext:value-type="float">
            <text:p>11.168830871582</text:p>
          </table:table-cell>
          <table:table-cell office:value-type="float" office:value="10" calcext:value-type="float">
            <text:p>10</text:p>
          </table:table-cell>
          <table:table-cell office:value-type="float" office:value="11.0389614105225" calcext:value-type="float">
            <text:p>11.03896141052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.2987012863159" calcext:value-type="float">
            <text:p>11.2987012863159</text:p>
          </table:table-cell>
          <table:table-cell office:value-type="float" office:value="10" calcext:value-type="float">
            <text:p>10</text:p>
          </table:table-cell>
          <table:table-cell office:value-type="float" office:value="11.168830871582" calcext:value-type="float">
            <text:p>11.1688308715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.4285717010498" calcext:value-type="float">
            <text:p>11.4285717010498</text:p>
          </table:table-cell>
          <table:table-cell office:value-type="float" office:value="10" calcext:value-type="float">
            <text:p>10</text:p>
          </table:table-cell>
          <table:table-cell office:value-type="float" office:value="11.2987012863159" calcext:value-type="float">
            <text:p>11.29870128631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.5584411621094" calcext:value-type="float">
            <text:p>11.5584411621094</text:p>
          </table:table-cell>
          <table:table-cell office:value-type="float" office:value="10" calcext:value-type="float">
            <text:p>10</text:p>
          </table:table-cell>
          <table:table-cell office:value-type="float" office:value="11.4285717010498" calcext:value-type="float">
            <text:p>11.42857170104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.6883115768433" calcext:value-type="float">
            <text:p>11.6883115768433</text:p>
          </table:table-cell>
          <table:table-cell office:value-type="float" office:value="10" calcext:value-type="float">
            <text:p>10</text:p>
          </table:table-cell>
          <table:table-cell office:value-type="float" office:value="11.5584411621094" calcext:value-type="float">
            <text:p>11.55844116210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.8181819915771" calcext:value-type="float">
            <text:p>11.8181819915771</text:p>
          </table:table-cell>
          <table:table-cell office:value-type="float" office:value="10" calcext:value-type="float">
            <text:p>10</text:p>
          </table:table-cell>
          <table:table-cell office:value-type="float" office:value="11.6883115768433" calcext:value-type="float">
            <text:p>11.68831157684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.948052406311" calcext:value-type="float">
            <text:p>11.948052406311</text:p>
          </table:table-cell>
          <table:table-cell office:value-type="float" office:value="10" calcext:value-type="float">
            <text:p>10</text:p>
          </table:table-cell>
          <table:table-cell office:value-type="float" office:value="11.8181819915771" calcext:value-type="float">
            <text:p>11.81818199157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.0779218673706" calcext:value-type="float">
            <text:p>12.0779218673706</text:p>
          </table:table-cell>
          <table:table-cell office:value-type="float" office:value="10" calcext:value-type="float">
            <text:p>10</text:p>
          </table:table-cell>
          <table:table-cell office:value-type="float" office:value="11.948052406311" calcext:value-type="float">
            <text:p>11.948052406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.2077922821045" calcext:value-type="float">
            <text:p>12.2077922821045</text:p>
          </table:table-cell>
          <table:table-cell office:value-type="float" office:value="10" calcext:value-type="float">
            <text:p>10</text:p>
          </table:table-cell>
          <table:table-cell office:value-type="float" office:value="12.0779218673706" calcext:value-type="float">
            <text:p>12.07792186737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.3376626968384" calcext:value-type="float">
            <text:p>12.3376626968384</text:p>
          </table:table-cell>
          <table:table-cell office:value-type="float" office:value="10" calcext:value-type="float">
            <text:p>10</text:p>
          </table:table-cell>
          <table:table-cell office:value-type="float" office:value="12.2077922821045" calcext:value-type="float">
            <text:p>12.20779228210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.467532157898" calcext:value-type="float">
            <text:p>12.467532157898</text:p>
          </table:table-cell>
          <table:table-cell office:value-type="float" office:value="10" calcext:value-type="float">
            <text:p>10</text:p>
          </table:table-cell>
          <table:table-cell office:value-type="float" office:value="12.3376626968384" calcext:value-type="float">
            <text:p>12.33766269683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.5974025726318" calcext:value-type="float">
            <text:p>12.5974025726318</text:p>
          </table:table-cell>
          <table:table-cell office:value-type="float" office:value="10" calcext:value-type="float">
            <text:p>10</text:p>
          </table:table-cell>
          <table:table-cell office:value-type="float" office:value="12.467532157898" calcext:value-type="float">
            <text:p>12.4675321578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.7272729873657" calcext:value-type="float">
            <text:p>12.7272729873657</text:p>
          </table:table-cell>
          <table:table-cell office:value-type="float" office:value="10" calcext:value-type="float">
            <text:p>10</text:p>
          </table:table-cell>
          <table:table-cell office:value-type="float" office:value="12.5974025726318" calcext:value-type="float">
            <text:p>12.59740257263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.8571424484253" calcext:value-type="float">
            <text:p>12.8571424484253</text:p>
          </table:table-cell>
          <table:table-cell office:value-type="float" office:value="10" calcext:value-type="float">
            <text:p>10</text:p>
          </table:table-cell>
          <table:table-cell office:value-type="float" office:value="12.7272729873657" calcext:value-type="float">
            <text:p>12.7272729873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.9870128631592" calcext:value-type="float">
            <text:p>12.9870128631592</text:p>
          </table:table-cell>
          <table:table-cell office:value-type="float" office:value="10" calcext:value-type="float">
            <text:p>10</text:p>
          </table:table-cell>
          <table:table-cell office:value-type="float" office:value="12.8571424484253" calcext:value-type="float">
            <text:p>12.85714244842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1168832778931" calcext:value-type="float">
            <text:p>13.1168832778931</text:p>
          </table:table-cell>
          <table:table-cell office:value-type="float" office:value="10" calcext:value-type="float">
            <text:p>10</text:p>
          </table:table-cell>
          <table:table-cell office:value-type="float" office:value="12.9870128631592" calcext:value-type="float">
            <text:p>12.98701286315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246753692627" calcext:value-type="float">
            <text:p>13.246753692627</text:p>
          </table:table-cell>
          <table:table-cell office:value-type="float" office:value="10" calcext:value-type="float">
            <text:p>10</text:p>
          </table:table-cell>
          <table:table-cell office:value-type="float" office:value="13.1168832778931" calcext:value-type="float">
            <text:p>13.1168832778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3766231536865" calcext:value-type="float">
            <text:p>13.3766231536865</text:p>
          </table:table-cell>
          <table:table-cell office:value-type="float" office:value="10" calcext:value-type="float">
            <text:p>10</text:p>
          </table:table-cell>
          <table:table-cell office:value-type="float" office:value="13.246753692627" calcext:value-type="float">
            <text:p>13.2467536926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5064935684204" calcext:value-type="float">
            <text:p>13.5064935684204</text:p>
          </table:table-cell>
          <table:table-cell office:value-type="float" office:value="10" calcext:value-type="float">
            <text:p>10</text:p>
          </table:table-cell>
          <table:table-cell office:value-type="float" office:value="13.3766231536865" calcext:value-type="float">
            <text:p>13.37662315368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.6363639831543" calcext:value-type="float">
            <text:p>13.6363639831543</text:p>
          </table:table-cell>
          <table:table-cell office:value-type="float" office:value="10" calcext:value-type="float">
            <text:p>10</text:p>
          </table:table-cell>
          <table:table-cell office:value-type="float" office:value="13.5064935684204" calcext:value-type="float">
            <text:p>13.50649356842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.7662334442139" calcext:value-type="float">
            <text:p>13.7662334442139</text:p>
          </table:table-cell>
          <table:table-cell office:value-type="float" office:value="10" calcext:value-type="float">
            <text:p>10</text:p>
          </table:table-cell>
          <table:table-cell office:value-type="float" office:value="13.6363639831543" calcext:value-type="float">
            <text:p>13.63636398315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.8961038589478" calcext:value-type="float">
            <text:p>13.8961038589478</text:p>
          </table:table-cell>
          <table:table-cell office:value-type="float" office:value="10" calcext:value-type="float">
            <text:p>10</text:p>
          </table:table-cell>
          <table:table-cell office:value-type="float" office:value="13.7662334442139" calcext:value-type="float">
            <text:p>13.76623344421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.0259742736816" calcext:value-type="float">
            <text:p>14.0259742736816</text:p>
          </table:table-cell>
          <table:table-cell office:value-type="float" office:value="10" calcext:value-type="float">
            <text:p>10</text:p>
          </table:table-cell>
          <table:table-cell office:value-type="float" office:value="13.8961038589478" calcext:value-type="float">
            <text:p>13.89610385894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.1558437347412" calcext:value-type="float">
            <text:p>14.1558437347412</text:p>
          </table:table-cell>
          <table:table-cell office:value-type="float" office:value="10" calcext:value-type="float">
            <text:p>10</text:p>
          </table:table-cell>
          <table:table-cell office:value-type="float" office:value="14.0259742736816" calcext:value-type="float">
            <text:p>14.02597427368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.2857141494751" calcext:value-type="float">
            <text:p>14.2857141494751</text:p>
          </table:table-cell>
          <table:table-cell office:value-type="float" office:value="10" calcext:value-type="float">
            <text:p>10</text:p>
          </table:table-cell>
          <table:table-cell office:value-type="float" office:value="14.1558437347412" calcext:value-type="float">
            <text:p>14.15584373474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.415584564209" calcext:value-type="float">
            <text:p>14.415584564209</text:p>
          </table:table-cell>
          <table:table-cell office:value-type="float" office:value="10" calcext:value-type="float">
            <text:p>10</text:p>
          </table:table-cell>
          <table:table-cell office:value-type="float" office:value="14.2857141494751" calcext:value-type="float">
            <text:p>14.28571414947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.5454549789429" calcext:value-type="float">
            <text:p>14.5454549789429</text:p>
          </table:table-cell>
          <table:table-cell office:value-type="float" office:value="10" calcext:value-type="float">
            <text:p>10</text:p>
          </table:table-cell>
          <table:table-cell office:value-type="float" office:value="14.415584564209" calcext:value-type="float">
            <text:p>14.41558456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.6753244400024" calcext:value-type="float">
            <text:p>14.6753244400024</text:p>
          </table:table-cell>
          <table:table-cell office:value-type="float" office:value="10" calcext:value-type="float">
            <text:p>10</text:p>
          </table:table-cell>
          <table:table-cell office:value-type="float" office:value="14.5454549789429" calcext:value-type="float">
            <text:p>14.54545497894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.8051948547363" calcext:value-type="float">
            <text:p>14.8051948547363</text:p>
          </table:table-cell>
          <table:table-cell office:value-type="float" office:value="10" calcext:value-type="float">
            <text:p>10</text:p>
          </table:table-cell>
          <table:table-cell office:value-type="float" office:value="14.6753244400024" calcext:value-type="float">
            <text:p>14.6753244400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.9350652694702" calcext:value-type="float">
            <text:p>14.9350652694702</text:p>
          </table:table-cell>
          <table:table-cell office:value-type="float" office:value="10" calcext:value-type="float">
            <text:p>10</text:p>
          </table:table-cell>
          <table:table-cell office:value-type="float" office:value="14.8051948547363" calcext:value-type="float">
            <text:p>14.80519485473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.0649347305298" calcext:value-type="float">
            <text:p>15.0649347305298</text:p>
          </table:table-cell>
          <table:table-cell office:value-type="float" office:value="10" calcext:value-type="float">
            <text:p>10</text:p>
          </table:table-cell>
          <table:table-cell office:value-type="float" office:value="14.9350652694702" calcext:value-type="float">
            <text:p>14.93506526947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.1948051452637" calcext:value-type="float">
            <text:p>15.1948051452637</text:p>
          </table:table-cell>
          <table:table-cell office:value-type="float" office:value="9" calcext:value-type="float">
            <text:p>9</text:p>
          </table:table-cell>
          <table:table-cell office:value-type="float" office:value="15.0649347305298" calcext:value-type="float">
            <text:p>15.06493473052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.3246755599976" calcext:value-type="float">
            <text:p>15.3246755599976</text:p>
          </table:table-cell>
          <table:table-cell office:value-type="float" office:value="9" calcext:value-type="float">
            <text:p>9</text:p>
          </table:table-cell>
          <table:table-cell office:value-type="float" office:value="15.1948051452637" calcext:value-type="float">
            <text:p>15.19480514526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.4545450210571" calcext:value-type="float">
            <text:p>15.4545450210571</text:p>
          </table:table-cell>
          <table:table-cell office:value-type="float" office:value="9" calcext:value-type="float">
            <text:p>9</text:p>
          </table:table-cell>
          <table:table-cell office:value-type="float" office:value="15.3246755599976" calcext:value-type="float">
            <text:p>15.32467555999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.584415435791" calcext:value-type="float">
            <text:p>15.584415435791</text:p>
          </table:table-cell>
          <table:table-cell office:value-type="float" office:value="9" calcext:value-type="float">
            <text:p>9</text:p>
          </table:table-cell>
          <table:table-cell office:value-type="float" office:value="15.4545450210571" calcext:value-type="float">
            <text:p>15.45454502105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.7142858505249" calcext:value-type="float">
            <text:p>15.7142858505249</text:p>
          </table:table-cell>
          <table:table-cell office:value-type="float" office:value="9" calcext:value-type="float">
            <text:p>9</text:p>
          </table:table-cell>
          <table:table-cell office:value-type="float" office:value="15.584415435791" calcext:value-type="float">
            <text:p>15.5844154357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.8441562652588" calcext:value-type="float">
            <text:p>15.8441562652588</text:p>
          </table:table-cell>
          <table:table-cell office:value-type="float" office:value="9" calcext:value-type="float">
            <text:p>9</text:p>
          </table:table-cell>
          <table:table-cell office:value-type="float" office:value="15.7142858505249" calcext:value-type="float">
            <text:p>15.71428585052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.9740257263184" calcext:value-type="float">
            <text:p>15.9740257263184</text:p>
          </table:table-cell>
          <table:table-cell office:value-type="float" office:value="9" calcext:value-type="float">
            <text:p>9</text:p>
          </table:table-cell>
          <table:table-cell office:value-type="float" office:value="15.8441562652588" calcext:value-type="float">
            <text:p>15.84415626525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.1038951873779" calcext:value-type="float">
            <text:p>16.1038951873779</text:p>
          </table:table-cell>
          <table:table-cell office:value-type="float" office:value="9" calcext:value-type="float">
            <text:p>9</text:p>
          </table:table-cell>
          <table:table-cell office:value-type="float" office:value="15.9740257263184" calcext:value-type="float">
            <text:p>15.97402572631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.2337665557861" calcext:value-type="float">
            <text:p>16.2337665557861</text:p>
          </table:table-cell>
          <table:table-cell office:value-type="float" office:value="9" calcext:value-type="float">
            <text:p>9</text:p>
          </table:table-cell>
          <table:table-cell office:value-type="float" office:value="16.1038951873779" calcext:value-type="float">
            <text:p>16.10389518737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.3636360168457" calcext:value-type="float">
            <text:p>16.3636360168457</text:p>
          </table:table-cell>
          <table:table-cell office:value-type="float" office:value="9" calcext:value-type="float">
            <text:p>9</text:p>
          </table:table-cell>
          <table:table-cell office:value-type="float" office:value="16.2337665557861" calcext:value-type="float">
            <text:p>16.23376655578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.4935073852539" calcext:value-type="float">
            <text:p>16.4935073852539</text:p>
          </table:table-cell>
          <table:table-cell office:value-type="float" office:value="9" calcext:value-type="float">
            <text:p>9</text:p>
          </table:table-cell>
          <table:table-cell office:value-type="float" office:value="16.3636360168457" calcext:value-type="float">
            <text:p>16.36363601684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.6233768463135" calcext:value-type="float">
            <text:p>16.6233768463135</text:p>
          </table:table-cell>
          <table:table-cell office:value-type="float" office:value="9" calcext:value-type="float">
            <text:p>9</text:p>
          </table:table-cell>
          <table:table-cell office:value-type="float" office:value="16.4935073852539" calcext:value-type="float">
            <text:p>16.49350738525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.753246307373" calcext:value-type="float">
            <text:p>16.753246307373</text:p>
          </table:table-cell>
          <table:table-cell office:value-type="float" office:value="9" calcext:value-type="float">
            <text:p>9</text:p>
          </table:table-cell>
          <table:table-cell office:value-type="float" office:value="16.6233768463135" calcext:value-type="float">
            <text:p>16.62337684631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.8831176757813" calcext:value-type="float">
            <text:p>16.8831176757813</text:p>
          </table:table-cell>
          <table:table-cell office:value-type="float" office:value="9" calcext:value-type="float">
            <text:p>9</text:p>
          </table:table-cell>
          <table:table-cell office:value-type="float" office:value="16.753246307373" calcext:value-type="float">
            <text:p>16.7532463073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.0129871368408" calcext:value-type="float">
            <text:p>17.0129871368408</text:p>
          </table:table-cell>
          <table:table-cell office:value-type="float" office:value="9" calcext:value-type="float">
            <text:p>9</text:p>
          </table:table-cell>
          <table:table-cell office:value-type="float" office:value="16.8831176757813" calcext:value-type="float">
            <text:p>16.88311767578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.1428565979004" calcext:value-type="float">
            <text:p>17.1428565979004</text:p>
          </table:table-cell>
          <table:table-cell office:value-type="float" office:value="9" calcext:value-type="float">
            <text:p>9</text:p>
          </table:table-cell>
          <table:table-cell office:value-type="float" office:value="17.0129871368408" calcext:value-type="float">
            <text:p>17.01298713684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.2727279663086" calcext:value-type="float">
            <text:p>17.2727279663086</text:p>
          </table:table-cell>
          <table:table-cell office:value-type="float" office:value="9" calcext:value-type="float">
            <text:p>9</text:p>
          </table:table-cell>
          <table:table-cell office:value-type="float" office:value="17.1428565979004" calcext:value-type="float">
            <text:p>17.14285659790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.4025974273682" calcext:value-type="float">
            <text:p>17.4025974273682</text:p>
          </table:table-cell>
          <table:table-cell office:value-type="float" office:value="9" calcext:value-type="float">
            <text:p>9</text:p>
          </table:table-cell>
          <table:table-cell office:value-type="float" office:value="17.2727279663086" calcext:value-type="float">
            <text:p>17.27272796630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.5324668884277" calcext:value-type="float">
            <text:p>17.5324668884277</text:p>
          </table:table-cell>
          <table:table-cell office:value-type="float" office:value="9" calcext:value-type="float">
            <text:p>9</text:p>
          </table:table-cell>
          <table:table-cell office:value-type="float" office:value="17.4025974273682" calcext:value-type="float">
            <text:p>17.40259742736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.6623382568359" calcext:value-type="float">
            <text:p>17.6623382568359</text:p>
          </table:table-cell>
          <table:table-cell office:value-type="float" office:value="9" calcext:value-type="float">
            <text:p>9</text:p>
          </table:table-cell>
          <table:table-cell office:value-type="float" office:value="17.5324668884277" calcext:value-type="float">
            <text:p>17.53246688842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.7922077178955" calcext:value-type="float">
            <text:p>17.7922077178955</text:p>
          </table:table-cell>
          <table:table-cell office:value-type="float" office:value="8" calcext:value-type="float">
            <text:p>8</text:p>
          </table:table-cell>
          <table:table-cell office:value-type="float" office:value="17.6623382568359" calcext:value-type="float">
            <text:p>17.66233825683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.9220771789551" calcext:value-type="float">
            <text:p>17.9220771789551</text:p>
          </table:table-cell>
          <table:table-cell office:value-type="float" office:value="8" calcext:value-type="float">
            <text:p>8</text:p>
          </table:table-cell>
          <table:table-cell office:value-type="float" office:value="17.7922077178955" calcext:value-type="float">
            <text:p>17.79220771789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.0519485473633" calcext:value-type="float">
            <text:p>18.0519485473633</text:p>
          </table:table-cell>
          <table:table-cell office:value-type="float" office:value="8" calcext:value-type="float">
            <text:p>8</text:p>
          </table:table-cell>
          <table:table-cell office:value-type="float" office:value="17.9220771789551" calcext:value-type="float">
            <text:p>17.92207717895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.1818180084229" calcext:value-type="float">
            <text:p>18.1818180084229</text:p>
          </table:table-cell>
          <table:table-cell office:value-type="float" office:value="8" calcext:value-type="float">
            <text:p>8</text:p>
          </table:table-cell>
          <table:table-cell office:value-type="float" office:value="18.0519485473633" calcext:value-type="float">
            <text:p>18.05194854736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.3116874694824" calcext:value-type="float">
            <text:p>18.3116874694824</text:p>
          </table:table-cell>
          <table:table-cell office:value-type="float" office:value="8" calcext:value-type="float">
            <text:p>8</text:p>
          </table:table-cell>
          <table:table-cell office:value-type="float" office:value="18.1818180084229" calcext:value-type="float">
            <text:p>18.18181800842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.4415588378906" calcext:value-type="float">
            <text:p>18.4415588378906</text:p>
          </table:table-cell>
          <table:table-cell office:value-type="float" office:value="8" calcext:value-type="float">
            <text:p>8</text:p>
          </table:table-cell>
          <table:table-cell office:value-type="float" office:value="18.3116874694824" calcext:value-type="float">
            <text:p>18.31168746948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.5714282989502" calcext:value-type="float">
            <text:p>18.5714282989502</text:p>
          </table:table-cell>
          <table:table-cell office:value-type="float" office:value="8" calcext:value-type="float">
            <text:p>8</text:p>
          </table:table-cell>
          <table:table-cell office:value-type="float" office:value="18.4415588378906" calcext:value-type="float">
            <text:p>18.44155883789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.7012977600098" calcext:value-type="float">
            <text:p>18.7012977600098</text:p>
          </table:table-cell>
          <table:table-cell office:value-type="float" office:value="8" calcext:value-type="float">
            <text:p>8</text:p>
          </table:table-cell>
          <table:table-cell office:value-type="float" office:value="18.5714282989502" calcext:value-type="float">
            <text:p>18.57142829895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.831169128418" calcext:value-type="float">
            <text:p>18.831169128418</text:p>
          </table:table-cell>
          <table:table-cell office:value-type="float" office:value="8" calcext:value-type="float">
            <text:p>8</text:p>
          </table:table-cell>
          <table:table-cell office:value-type="float" office:value="18.7012977600098" calcext:value-type="float">
            <text:p>18.70129776000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.9610385894775" calcext:value-type="float">
            <text:p>18.9610385894775</text:p>
          </table:table-cell>
          <table:table-cell office:value-type="float" office:value="8" calcext:value-type="float">
            <text:p>8</text:p>
          </table:table-cell>
          <table:table-cell office:value-type="float" office:value="18.831169128418" calcext:value-type="float">
            <text:p>18.8311691284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.0909099578857" calcext:value-type="float">
            <text:p>19.0909099578857</text:p>
          </table:table-cell>
          <table:table-cell office:value-type="float" office:value="8" calcext:value-type="float">
            <text:p>8</text:p>
          </table:table-cell>
          <table:table-cell office:value-type="float" office:value="18.9610385894775" calcext:value-type="float">
            <text:p>18.9610385894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.2207794189453" calcext:value-type="float">
            <text:p>19.2207794189453</text:p>
          </table:table-cell>
          <table:table-cell office:value-type="float" office:value="8" calcext:value-type="float">
            <text:p>8</text:p>
          </table:table-cell>
          <table:table-cell office:value-type="float" office:value="19.0909099578857" calcext:value-type="float">
            <text:p>19.09090995788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.3506488800049" calcext:value-type="float">
            <text:p>19.3506488800049</text:p>
          </table:table-cell>
          <table:table-cell office:value-type="float" office:value="8" calcext:value-type="float">
            <text:p>8</text:p>
          </table:table-cell>
          <table:table-cell office:value-type="float" office:value="19.2207794189453" calcext:value-type="float">
            <text:p>19.22077941894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.4805202484131" calcext:value-type="float">
            <text:p>19.4805202484131</text:p>
          </table:table-cell>
          <table:table-cell office:value-type="float" office:value="8" calcext:value-type="float">
            <text:p>8</text:p>
          </table:table-cell>
          <table:table-cell office:value-type="float" office:value="19.3506488800049" calcext:value-type="float">
            <text:p>19.35064888000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.6103897094727" calcext:value-type="float">
            <text:p>19.6103897094727</text:p>
          </table:table-cell>
          <table:table-cell office:value-type="float" office:value="9" calcext:value-type="float">
            <text:p>9</text:p>
          </table:table-cell>
          <table:table-cell office:value-type="float" office:value="19.4805202484131" calcext:value-type="float">
            <text:p>19.48052024841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.7402591705322" calcext:value-type="float">
            <text:p>19.7402591705322</text:p>
          </table:table-cell>
          <table:table-cell office:value-type="float" office:value="9" calcext:value-type="float">
            <text:p>9</text:p>
          </table:table-cell>
          <table:table-cell office:value-type="float" office:value="19.6103897094727" calcext:value-type="float">
            <text:p>19.61038970947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.8701305389404" calcext:value-type="float">
            <text:p>19.8701305389404</text:p>
          </table:table-cell>
          <table:table-cell office:value-type="float" office:value="9" calcext:value-type="float">
            <text:p>9</text:p>
          </table:table-cell>
          <table:table-cell office:value-type="float" office:value="19.7402591705322" calcext:value-type="float">
            <text:p>19.74025917053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.8701305389404" calcext:value-type="float">
            <text:p>19.87013053894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.1298694610596" calcext:value-type="float">
            <text:p>20.129869461059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.2597408294678" calcext:value-type="float">
            <text:p>20.2597408294678</text:p>
          </table:table-cell>
          <table:table-cell office:value-type="float" office:value="9" calcext:value-type="float">
            <text:p>9</text:p>
          </table:table-cell>
          <table:table-cell office:value-type="float" office:value="20.1298694610596" calcext:value-type="float">
            <text:p>20.12986946105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.3896102905273" calcext:value-type="float">
            <text:p>20.3896102905273</text:p>
          </table:table-cell>
          <table:table-cell office:value-type="float" office:value="9" calcext:value-type="float">
            <text:p>9</text:p>
          </table:table-cell>
          <table:table-cell office:value-type="float" office:value="20.2597408294678" calcext:value-type="float">
            <text:p>20.25974082946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.5194797515869" calcext:value-type="float">
            <text:p>20.5194797515869</text:p>
          </table:table-cell>
          <table:table-cell office:value-type="float" office:value="9" calcext:value-type="float">
            <text:p>9</text:p>
          </table:table-cell>
          <table:table-cell office:value-type="float" office:value="20.3896102905273" calcext:value-type="float">
            <text:p>20.38961029052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.6493511199951" calcext:value-type="float">
            <text:p>20.6493511199951</text:p>
          </table:table-cell>
          <table:table-cell office:value-type="float" office:value="9" calcext:value-type="float">
            <text:p>9</text:p>
          </table:table-cell>
          <table:table-cell office:value-type="float" office:value="20.5194797515869" calcext:value-type="float">
            <text:p>20.51947975158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.7792205810547" calcext:value-type="float">
            <text:p>20.7792205810547</text:p>
          </table:table-cell>
          <table:table-cell office:value-type="float" office:value="9" calcext:value-type="float">
            <text:p>9</text:p>
          </table:table-cell>
          <table:table-cell office:value-type="float" office:value="20.6493511199951" calcext:value-type="float">
            <text:p>20.64935111999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.9090900421143" calcext:value-type="float">
            <text:p>20.9090900421143</text:p>
          </table:table-cell>
          <table:table-cell office:value-type="float" office:value="9" calcext:value-type="float">
            <text:p>9</text:p>
          </table:table-cell>
          <table:table-cell office:value-type="float" office:value="20.7792205810547" calcext:value-type="float">
            <text:p>20.77922058105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.0389614105225" calcext:value-type="float">
            <text:p>21.0389614105225</text:p>
          </table:table-cell>
          <table:table-cell office:value-type="float" office:value="9" calcext:value-type="float">
            <text:p>9</text:p>
          </table:table-cell>
          <table:table-cell office:value-type="float" office:value="20.9090900421143" calcext:value-type="float">
            <text:p>20.90909004211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.168830871582" calcext:value-type="float">
            <text:p>21.168830871582</text:p>
          </table:table-cell>
          <table:table-cell office:value-type="float" office:value="10" calcext:value-type="float">
            <text:p>10</text:p>
          </table:table-cell>
          <table:table-cell office:value-type="float" office:value="21.0389614105225" calcext:value-type="float">
            <text:p>21.03896141052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.2987022399902" calcext:value-type="float">
            <text:p>21.2987022399902</text:p>
          </table:table-cell>
          <table:table-cell office:value-type="float" office:value="10" calcext:value-type="float">
            <text:p>10</text:p>
          </table:table-cell>
          <table:table-cell office:value-type="float" office:value="21.168830871582" calcext:value-type="float">
            <text:p>21.1688308715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.4285717010498" calcext:value-type="float">
            <text:p>21.4285717010498</text:p>
          </table:table-cell>
          <table:table-cell office:value-type="float" office:value="10" calcext:value-type="float">
            <text:p>10</text:p>
          </table:table-cell>
          <table:table-cell office:value-type="float" office:value="21.2987022399902" calcext:value-type="float">
            <text:p>21.29870223999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.5584411621094" calcext:value-type="float">
            <text:p>21.5584411621094</text:p>
          </table:table-cell>
          <table:table-cell office:value-type="float" office:value="10" calcext:value-type="float">
            <text:p>10</text:p>
          </table:table-cell>
          <table:table-cell office:value-type="float" office:value="21.4285717010498" calcext:value-type="float">
            <text:p>21.42857170104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.6883125305176" calcext:value-type="float">
            <text:p>21.6883125305176</text:p>
          </table:table-cell>
          <table:table-cell office:value-type="float" office:value="10" calcext:value-type="float">
            <text:p>10</text:p>
          </table:table-cell>
          <table:table-cell office:value-type="float" office:value="21.5584411621094" calcext:value-type="float">
            <text:p>21.55844116210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.8181819915771" calcext:value-type="float">
            <text:p>21.8181819915771</text:p>
          </table:table-cell>
          <table:table-cell office:value-type="float" office:value="10" calcext:value-type="float">
            <text:p>10</text:p>
          </table:table-cell>
          <table:table-cell office:value-type="float" office:value="21.6883125305176" calcext:value-type="float">
            <text:p>21.6883125305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.9480514526367" calcext:value-type="float">
            <text:p>21.9480514526367</text:p>
          </table:table-cell>
          <table:table-cell office:value-type="float" office:value="10" calcext:value-type="float">
            <text:p>10</text:p>
          </table:table-cell>
          <table:table-cell office:value-type="float" office:value="21.8181819915771" calcext:value-type="float">
            <text:p>21.81818199157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.0779228210449" calcext:value-type="float">
            <text:p>22.0779228210449</text:p>
          </table:table-cell>
          <table:table-cell office:value-type="float" office:value="10" calcext:value-type="float">
            <text:p>10</text:p>
          </table:table-cell>
          <table:table-cell office:value-type="float" office:value="21.9480514526367" calcext:value-type="float">
            <text:p>21.94805145263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.2077922821045" calcext:value-type="float">
            <text:p>22.2077922821045</text:p>
          </table:table-cell>
          <table:table-cell office:value-type="float" office:value="10" calcext:value-type="float">
            <text:p>10</text:p>
          </table:table-cell>
          <table:table-cell office:value-type="float" office:value="22.0779228210449" calcext:value-type="float">
            <text:p>22.07792282104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.3376617431641" calcext:value-type="float">
            <text:p>22.3376617431641</text:p>
          </table:table-cell>
          <table:table-cell office:value-type="float" office:value="10" calcext:value-type="float">
            <text:p>10</text:p>
          </table:table-cell>
          <table:table-cell office:value-type="float" office:value="22.2077922821045" calcext:value-type="float">
            <text:p>22.2077922821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.4675331115723" calcext:value-type="float">
            <text:p>22.4675331115723</text:p>
          </table:table-cell>
          <table:table-cell office:value-type="float" office:value="10" calcext:value-type="float">
            <text:p>10</text:p>
          </table:table-cell>
          <table:table-cell office:value-type="float" office:value="22.3376617431641" calcext:value-type="float">
            <text:p>22.3376617431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.5974025726318" calcext:value-type="float">
            <text:p>22.5974025726318</text:p>
          </table:table-cell>
          <table:table-cell office:value-type="float" office:value="10" calcext:value-type="float">
            <text:p>10</text:p>
          </table:table-cell>
          <table:table-cell office:value-type="float" office:value="22.4675331115723" calcext:value-type="float">
            <text:p>22.46753311157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.7272720336914" calcext:value-type="float">
            <text:p>22.7272720336914</text:p>
          </table:table-cell>
          <table:table-cell office:value-type="float" office:value="10" calcext:value-type="float">
            <text:p>10</text:p>
          </table:table-cell>
          <table:table-cell office:value-type="float" office:value="22.5974025726318" calcext:value-type="float">
            <text:p>22.59740257263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.8571434020996" calcext:value-type="float">
            <text:p>22.8571434020996</text:p>
          </table:table-cell>
          <table:table-cell office:value-type="float" office:value="10" calcext:value-type="float">
            <text:p>10</text:p>
          </table:table-cell>
          <table:table-cell office:value-type="float" office:value="22.7272720336914" calcext:value-type="float">
            <text:p>22.7272720336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.9870128631592" calcext:value-type="float">
            <text:p>22.9870128631592</text:p>
          </table:table-cell>
          <table:table-cell office:value-type="float" office:value="10" calcext:value-type="float">
            <text:p>10</text:p>
          </table:table-cell>
          <table:table-cell office:value-type="float" office:value="22.8571434020996" calcext:value-type="float">
            <text:p>22.8571434020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1168823242187" calcext:value-type="float">
            <text:p>23.1168823242187</text:p>
          </table:table-cell>
          <table:table-cell office:value-type="float" office:value="10" calcext:value-type="float">
            <text:p>10</text:p>
          </table:table-cell>
          <table:table-cell office:value-type="float" office:value="22.9870128631592" calcext:value-type="float">
            <text:p>22.98701286315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246753692627" calcext:value-type="float">
            <text:p>23.246753692627</text:p>
          </table:table-cell>
          <table:table-cell office:value-type="float" office:value="10" calcext:value-type="float">
            <text:p>10</text:p>
          </table:table-cell>
          <table:table-cell office:value-type="float" office:value="23.1168823242187" calcext:value-type="float">
            <text:p>23.11688232421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3766231536865" calcext:value-type="float">
            <text:p>23.3766231536865</text:p>
          </table:table-cell>
          <table:table-cell office:value-type="float" office:value="10" calcext:value-type="float">
            <text:p>10</text:p>
          </table:table-cell>
          <table:table-cell office:value-type="float" office:value="23.246753692627" calcext:value-type="float">
            <text:p>23.2467536926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5064926147461" calcext:value-type="float">
            <text:p>23.5064926147461</text:p>
          </table:table-cell>
          <table:table-cell office:value-type="float" office:value="10" calcext:value-type="float">
            <text:p>10</text:p>
          </table:table-cell>
          <table:table-cell office:value-type="float" office:value="23.3766231536865" calcext:value-type="float">
            <text:p>23.37662315368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6363639831543" calcext:value-type="float">
            <text:p>23.6363639831543</text:p>
          </table:table-cell>
          <table:table-cell office:value-type="float" office:value="10" calcext:value-type="float">
            <text:p>10</text:p>
          </table:table-cell>
          <table:table-cell office:value-type="float" office:value="23.5064926147461" calcext:value-type="float">
            <text:p>23.50649261474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7662334442139" calcext:value-type="float">
            <text:p>23.7662334442139</text:p>
          </table:table-cell>
          <table:table-cell office:value-type="float" office:value="10" calcext:value-type="float">
            <text:p>10</text:p>
          </table:table-cell>
          <table:table-cell office:value-type="float" office:value="23.6363639831543" calcext:value-type="float">
            <text:p>23.63636398315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8961048126221" calcext:value-type="float">
            <text:p>23.8961048126221</text:p>
          </table:table-cell>
          <table:table-cell office:value-type="float" office:value="10" calcext:value-type="float">
            <text:p>10</text:p>
          </table:table-cell>
          <table:table-cell office:value-type="float" office:value="23.7662334442139" calcext:value-type="float">
            <text:p>23.7662334442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.0259742736816" calcext:value-type="float">
            <text:p>24.0259742736816</text:p>
          </table:table-cell>
          <table:table-cell office:value-type="float" office:value="10" calcext:value-type="float">
            <text:p>10</text:p>
          </table:table-cell>
          <table:table-cell office:value-type="float" office:value="23.8961048126221" calcext:value-type="float">
            <text:p>23.89610481262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.1558437347412" calcext:value-type="float">
            <text:p>24.1558437347412</text:p>
          </table:table-cell>
          <table:table-cell office:value-type="float" office:value="10" calcext:value-type="float">
            <text:p>10</text:p>
          </table:table-cell>
          <table:table-cell office:value-type="float" office:value="24.0259742736816" calcext:value-type="float">
            <text:p>24.02597427368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.2857151031494" calcext:value-type="float">
            <text:p>24.2857151031494</text:p>
          </table:table-cell>
          <table:table-cell office:value-type="float" office:value="10" calcext:value-type="float">
            <text:p>10</text:p>
          </table:table-cell>
          <table:table-cell office:value-type="float" office:value="24.1558437347412" calcext:value-type="float">
            <text:p>24.1558437347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.415584564209" calcext:value-type="float">
            <text:p>24.415584564209</text:p>
          </table:table-cell>
          <table:table-cell office:value-type="float" office:value="10" calcext:value-type="float">
            <text:p>10</text:p>
          </table:table-cell>
          <table:table-cell office:value-type="float" office:value="24.2857151031494" calcext:value-type="float">
            <text:p>24.28571510314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.5454540252686" calcext:value-type="float">
            <text:p>24.5454540252686</text:p>
          </table:table-cell>
          <table:table-cell office:value-type="float" office:value="10" calcext:value-type="float">
            <text:p>10</text:p>
          </table:table-cell>
          <table:table-cell office:value-type="float" office:value="24.415584564209" calcext:value-type="float">
            <text:p>24.415584564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.6753253936768" calcext:value-type="float">
            <text:p>24.6753253936768</text:p>
          </table:table-cell>
          <table:table-cell office:value-type="float" office:value="11" calcext:value-type="float">
            <text:p>11</text:p>
          </table:table-cell>
          <table:table-cell office:value-type="float" office:value="24.5454540252686" calcext:value-type="float">
            <text:p>24.54545402526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.8051948547363" calcext:value-type="float">
            <text:p>24.8051948547363</text:p>
          </table:table-cell>
          <table:table-cell office:value-type="float" office:value="11" calcext:value-type="float">
            <text:p>11</text:p>
          </table:table-cell>
          <table:table-cell office:value-type="float" office:value="24.6753253936768" calcext:value-type="float">
            <text:p>24.6753253936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.9350643157959" calcext:value-type="float">
            <text:p>24.9350643157959</text:p>
          </table:table-cell>
          <table:table-cell office:value-type="float" office:value="11" calcext:value-type="float">
            <text:p>11</text:p>
          </table:table-cell>
          <table:table-cell office:value-type="float" office:value="24.8051948547363" calcext:value-type="float">
            <text:p>24.80519485473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.0649356842041" calcext:value-type="float">
            <text:p>25.0649356842041</text:p>
          </table:table-cell>
          <table:table-cell office:value-type="float" office:value="11" calcext:value-type="float">
            <text:p>11</text:p>
          </table:table-cell>
          <table:table-cell office:value-type="float" office:value="24.9350643157959" calcext:value-type="float">
            <text:p>24.93506431579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.1948051452637" calcext:value-type="float">
            <text:p>25.1948051452637</text:p>
          </table:table-cell>
          <table:table-cell office:value-type="float" office:value="11" calcext:value-type="float">
            <text:p>11</text:p>
          </table:table-cell>
          <table:table-cell office:value-type="float" office:value="25.0649356842041" calcext:value-type="float">
            <text:p>25.0649356842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.3246746063232" calcext:value-type="float">
            <text:p>25.3246746063232</text:p>
          </table:table-cell>
          <table:table-cell office:value-type="float" office:value="11" calcext:value-type="float">
            <text:p>11</text:p>
          </table:table-cell>
          <table:table-cell office:value-type="float" office:value="25.1948051452637" calcext:value-type="float">
            <text:p>25.19480514526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.4545459747314" calcext:value-type="float">
            <text:p>25.4545459747314</text:p>
          </table:table-cell>
          <table:table-cell office:value-type="float" office:value="11" calcext:value-type="float">
            <text:p>11</text:p>
          </table:table-cell>
          <table:table-cell office:value-type="float" office:value="25.3246746063232" calcext:value-type="float">
            <text:p>25.32467460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.584415435791" calcext:value-type="float">
            <text:p>25.584415435791</text:p>
          </table:table-cell>
          <table:table-cell office:value-type="float" office:value="11" calcext:value-type="float">
            <text:p>11</text:p>
          </table:table-cell>
          <table:table-cell office:value-type="float" office:value="25.4545459747314" calcext:value-type="float">
            <text:p>25.45454597473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.7142848968506" calcext:value-type="float">
            <text:p>25.7142848968506</text:p>
          </table:table-cell>
          <table:table-cell office:value-type="float" office:value="11" calcext:value-type="float">
            <text:p>11</text:p>
          </table:table-cell>
          <table:table-cell office:value-type="float" office:value="25.584415435791" calcext:value-type="float">
            <text:p>25.5844154357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.8441562652588" calcext:value-type="float">
            <text:p>25.8441562652588</text:p>
          </table:table-cell>
          <table:table-cell office:value-type="float" office:value="11" calcext:value-type="float">
            <text:p>11</text:p>
          </table:table-cell>
          <table:table-cell office:value-type="float" office:value="25.7142848968506" calcext:value-type="float">
            <text:p>25.71428489685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.9740257263184" calcext:value-type="float">
            <text:p>25.9740257263184</text:p>
          </table:table-cell>
          <table:table-cell office:value-type="float" office:value="10" calcext:value-type="float">
            <text:p>10</text:p>
          </table:table-cell>
          <table:table-cell office:value-type="float" office:value="25.8441562652588" calcext:value-type="float">
            <text:p>25.84415626525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1038951873779" calcext:value-type="float">
            <text:p>26.1038951873779</text:p>
          </table:table-cell>
          <table:table-cell office:value-type="float" office:value="10" calcext:value-type="float">
            <text:p>10</text:p>
          </table:table-cell>
          <table:table-cell office:value-type="float" office:value="25.9740257263184" calcext:value-type="float">
            <text:p>25.97402572631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2337665557861" calcext:value-type="float">
            <text:p>26.2337665557861</text:p>
          </table:table-cell>
          <table:table-cell office:value-type="float" office:value="10" calcext:value-type="float">
            <text:p>10</text:p>
          </table:table-cell>
          <table:table-cell office:value-type="float" office:value="26.1038951873779" calcext:value-type="float">
            <text:p>26.1038951873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3636360168457" calcext:value-type="float">
            <text:p>26.3636360168457</text:p>
          </table:table-cell>
          <table:table-cell office:value-type="float" office:value="10" calcext:value-type="float">
            <text:p>10</text:p>
          </table:table-cell>
          <table:table-cell office:value-type="float" office:value="26.2337665557861" calcext:value-type="float">
            <text:p>26.23376655578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4935073852539" calcext:value-type="float">
            <text:p>26.4935073852539</text:p>
          </table:table-cell>
          <table:table-cell office:value-type="float" office:value="10" calcext:value-type="float">
            <text:p>10</text:p>
          </table:table-cell>
          <table:table-cell office:value-type="float" office:value="26.3636360168457" calcext:value-type="float">
            <text:p>26.36363601684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6233768463135" calcext:value-type="float">
            <text:p>26.6233768463135</text:p>
          </table:table-cell>
          <table:table-cell office:value-type="float" office:value="10" calcext:value-type="float">
            <text:p>10</text:p>
          </table:table-cell>
          <table:table-cell office:value-type="float" office:value="26.4935073852539" calcext:value-type="float">
            <text:p>26.49350738525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753246307373" calcext:value-type="float">
            <text:p>26.753246307373</text:p>
          </table:table-cell>
          <table:table-cell office:value-type="float" office:value="10" calcext:value-type="float">
            <text:p>10</text:p>
          </table:table-cell>
          <table:table-cell office:value-type="float" office:value="26.6233768463135" calcext:value-type="float">
            <text:p>26.6233768463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8831176757813" calcext:value-type="float">
            <text:p>26.8831176757813</text:p>
          </table:table-cell>
          <table:table-cell office:value-type="float" office:value="10" calcext:value-type="float">
            <text:p>10</text:p>
          </table:table-cell>
          <table:table-cell office:value-type="float" office:value="26.753246307373" calcext:value-type="float">
            <text:p>26.7532463073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.0129871368408" calcext:value-type="float">
            <text:p>27.0129871368408</text:p>
          </table:table-cell>
          <table:table-cell office:value-type="float" office:value="10" calcext:value-type="float">
            <text:p>10</text:p>
          </table:table-cell>
          <table:table-cell office:value-type="float" office:value="26.8831176757813" calcext:value-type="float">
            <text:p>26.88311767578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.1428565979004" calcext:value-type="float">
            <text:p>27.1428565979004</text:p>
          </table:table-cell>
          <table:table-cell office:value-type="float" office:value="10" calcext:value-type="float">
            <text:p>10</text:p>
          </table:table-cell>
          <table:table-cell office:value-type="float" office:value="27.0129871368408" calcext:value-type="float">
            <text:p>27.01298713684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.2727279663086" calcext:value-type="float">
            <text:p>27.2727279663086</text:p>
          </table:table-cell>
          <table:table-cell office:value-type="float" office:value="10" calcext:value-type="float">
            <text:p>10</text:p>
          </table:table-cell>
          <table:table-cell office:value-type="float" office:value="27.1428565979004" calcext:value-type="float">
            <text:p>27.1428565979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.4025974273682" calcext:value-type="float">
            <text:p>27.4025974273682</text:p>
          </table:table-cell>
          <table:table-cell office:value-type="float" office:value="10" calcext:value-type="float">
            <text:p>10</text:p>
          </table:table-cell>
          <table:table-cell office:value-type="float" office:value="27.2727279663086" calcext:value-type="float">
            <text:p>27.27272796630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.5324668884277" calcext:value-type="float">
            <text:p>27.5324668884277</text:p>
          </table:table-cell>
          <table:table-cell office:value-type="float" office:value="10" calcext:value-type="float">
            <text:p>10</text:p>
          </table:table-cell>
          <table:table-cell office:value-type="float" office:value="27.4025974273682" calcext:value-type="float">
            <text:p>27.40259742736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.6623382568359" calcext:value-type="float">
            <text:p>27.6623382568359</text:p>
          </table:table-cell>
          <table:table-cell office:value-type="float" office:value="10" calcext:value-type="float">
            <text:p>10</text:p>
          </table:table-cell>
          <table:table-cell office:value-type="float" office:value="27.5324668884277" calcext:value-type="float">
            <text:p>27.5324668884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.7922077178955" calcext:value-type="float">
            <text:p>27.7922077178955</text:p>
          </table:table-cell>
          <table:table-cell office:value-type="float" office:value="10" calcext:value-type="float">
            <text:p>10</text:p>
          </table:table-cell>
          <table:table-cell office:value-type="float" office:value="27.6623382568359" calcext:value-type="float">
            <text:p>27.6623382568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.9220771789551" calcext:value-type="float">
            <text:p>27.9220771789551</text:p>
          </table:table-cell>
          <table:table-cell office:value-type="float" office:value="11" calcext:value-type="float">
            <text:p>11</text:p>
          </table:table-cell>
          <table:table-cell office:value-type="float" office:value="27.7922077178955" calcext:value-type="float">
            <text:p>27.79220771789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.0519485473633" calcext:value-type="float">
            <text:p>28.0519485473633</text:p>
          </table:table-cell>
          <table:table-cell office:value-type="float" office:value="11" calcext:value-type="float">
            <text:p>11</text:p>
          </table:table-cell>
          <table:table-cell office:value-type="float" office:value="27.9220771789551" calcext:value-type="float">
            <text:p>27.9220771789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1818180084228" calcext:value-type="float">
            <text:p>28.1818180084228</text:p>
          </table:table-cell>
          <table:table-cell office:value-type="float" office:value="11" calcext:value-type="float">
            <text:p>11</text:p>
          </table:table-cell>
          <table:table-cell office:value-type="float" office:value="28.0519485473633" calcext:value-type="float">
            <text:p>28.05194854736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3116874694824" calcext:value-type="float">
            <text:p>28.3116874694824</text:p>
          </table:table-cell>
          <table:table-cell office:value-type="float" office:value="11" calcext:value-type="float">
            <text:p>11</text:p>
          </table:table-cell>
          <table:table-cell office:value-type="float" office:value="28.1818180084228" calcext:value-type="float">
            <text:p>28.1818180084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4415588378906" calcext:value-type="float">
            <text:p>28.4415588378906</text:p>
          </table:table-cell>
          <table:table-cell office:value-type="float" office:value="11" calcext:value-type="float">
            <text:p>11</text:p>
          </table:table-cell>
          <table:table-cell office:value-type="float" office:value="28.3116874694824" calcext:value-type="float">
            <text:p>28.31168746948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5714282989502" calcext:value-type="float">
            <text:p>28.5714282989502</text:p>
          </table:table-cell>
          <table:table-cell office:value-type="float" office:value="11" calcext:value-type="float">
            <text:p>11</text:p>
          </table:table-cell>
          <table:table-cell office:value-type="float" office:value="28.4415588378906" calcext:value-type="float">
            <text:p>28.44155883789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7012977600098" calcext:value-type="float">
            <text:p>28.7012977600098</text:p>
          </table:table-cell>
          <table:table-cell office:value-type="float" office:value="11" calcext:value-type="float">
            <text:p>11</text:p>
          </table:table-cell>
          <table:table-cell office:value-type="float" office:value="28.5714282989502" calcext:value-type="float">
            <text:p>28.57142829895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831169128418" calcext:value-type="float">
            <text:p>28.831169128418</text:p>
          </table:table-cell>
          <table:table-cell office:value-type="float" office:value="11" calcext:value-type="float">
            <text:p>11</text:p>
          </table:table-cell>
          <table:table-cell office:value-type="float" office:value="28.7012977600098" calcext:value-type="float">
            <text:p>28.7012977600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9610385894775" calcext:value-type="float">
            <text:p>28.9610385894775</text:p>
          </table:table-cell>
          <table:table-cell office:value-type="float" office:value="11" calcext:value-type="float">
            <text:p>11</text:p>
          </table:table-cell>
          <table:table-cell office:value-type="float" office:value="28.831169128418" calcext:value-type="float">
            <text:p>28.8311691284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0909099578857" calcext:value-type="float">
            <text:p>29.0909099578857</text:p>
          </table:table-cell>
          <table:table-cell office:value-type="float" office:value="11" calcext:value-type="float">
            <text:p>11</text:p>
          </table:table-cell>
          <table:table-cell office:value-type="float" office:value="28.9610385894775" calcext:value-type="float">
            <text:p>28.9610385894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2207794189453" calcext:value-type="float">
            <text:p>29.2207794189453</text:p>
          </table:table-cell>
          <table:table-cell office:value-type="float" office:value="12" calcext:value-type="float">
            <text:p>12</text:p>
          </table:table-cell>
          <table:table-cell office:value-type="float" office:value="29.0909099578857" calcext:value-type="float">
            <text:p>29.09090995788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3506488800049" calcext:value-type="float">
            <text:p>29.3506488800049</text:p>
          </table:table-cell>
          <table:table-cell office:value-type="float" office:value="12" calcext:value-type="float">
            <text:p>12</text:p>
          </table:table-cell>
          <table:table-cell office:value-type="float" office:value="29.2207794189453" calcext:value-type="float">
            <text:p>29.22077941894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4805202484131" calcext:value-type="float">
            <text:p>29.4805202484131</text:p>
          </table:table-cell>
          <table:table-cell office:value-type="float" office:value="12" calcext:value-type="float">
            <text:p>12</text:p>
          </table:table-cell>
          <table:table-cell office:value-type="float" office:value="29.3506488800049" calcext:value-type="float">
            <text:p>29.3506488800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6103897094727" calcext:value-type="float">
            <text:p>29.6103897094727</text:p>
          </table:table-cell>
          <table:table-cell office:value-type="float" office:value="12" calcext:value-type="float">
            <text:p>12</text:p>
          </table:table-cell>
          <table:table-cell office:value-type="float" office:value="29.4805202484131" calcext:value-type="float">
            <text:p>29.4805202484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7402591705322" calcext:value-type="float">
            <text:p>29.7402591705322</text:p>
          </table:table-cell>
          <table:table-cell office:value-type="float" office:value="12" calcext:value-type="float">
            <text:p>12</text:p>
          </table:table-cell>
          <table:table-cell office:value-type="float" office:value="29.6103897094727" calcext:value-type="float">
            <text:p>29.61038970947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8701305389404" calcext:value-type="float">
            <text:p>29.8701305389404</text:p>
          </table:table-cell>
          <table:table-cell office:value-type="float" office:value="12" calcext:value-type="float">
            <text:p>12</text:p>
          </table:table-cell>
          <table:table-cell office:value-type="float" office:value="29.7402591705322" calcext:value-type="float">
            <text:p>29.7402591705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9.8701305389404" calcext:value-type="float">
            <text:p>29.8701305389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1298694610596" calcext:value-type="float">
            <text:p>30.129869461059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2597408294678" calcext:value-type="float">
            <text:p>30.2597408294678</text:p>
          </table:table-cell>
          <table:table-cell office:value-type="float" office:value="12" calcext:value-type="float">
            <text:p>12</text:p>
          </table:table-cell>
          <table:table-cell office:value-type="float" office:value="30.1298694610596" calcext:value-type="float">
            <text:p>30.12986946105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3896102905273" calcext:value-type="float">
            <text:p>30.3896102905273</text:p>
          </table:table-cell>
          <table:table-cell office:value-type="float" office:value="12" calcext:value-type="float">
            <text:p>12</text:p>
          </table:table-cell>
          <table:table-cell office:value-type="float" office:value="30.2597408294678" calcext:value-type="float">
            <text:p>30.25974082946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5194797515869" calcext:value-type="float">
            <text:p>30.5194797515869</text:p>
          </table:table-cell>
          <table:table-cell office:value-type="float" office:value="12" calcext:value-type="float">
            <text:p>12</text:p>
          </table:table-cell>
          <table:table-cell office:value-type="float" office:value="30.3896102905273" calcext:value-type="float">
            <text:p>30.3896102905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6493511199951" calcext:value-type="float">
            <text:p>30.6493511199951</text:p>
          </table:table-cell>
          <table:table-cell office:value-type="float" office:value="12" calcext:value-type="float">
            <text:p>12</text:p>
          </table:table-cell>
          <table:table-cell office:value-type="float" office:value="30.5194797515869" calcext:value-type="float">
            <text:p>30.51947975158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7792205810547" calcext:value-type="float">
            <text:p>30.7792205810547</text:p>
          </table:table-cell>
          <table:table-cell office:value-type="float" office:value="12" calcext:value-type="float">
            <text:p>12</text:p>
          </table:table-cell>
          <table:table-cell office:value-type="float" office:value="30.6493511199951" calcext:value-type="float">
            <text:p>30.6493511199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9090900421143" calcext:value-type="float">
            <text:p>30.9090900421143</text:p>
          </table:table-cell>
          <table:table-cell office:value-type="float" office:value="12" calcext:value-type="float">
            <text:p>12</text:p>
          </table:table-cell>
          <table:table-cell office:value-type="float" office:value="30.7792205810547" calcext:value-type="float">
            <text:p>30.7792205810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0389614105225" calcext:value-type="float">
            <text:p>31.0389614105225</text:p>
          </table:table-cell>
          <table:table-cell office:value-type="float" office:value="13" calcext:value-type="float">
            <text:p>13</text:p>
          </table:table-cell>
          <table:table-cell office:value-type="float" office:value="30.9090900421143" calcext:value-type="float">
            <text:p>30.9090900421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168830871582" calcext:value-type="float">
            <text:p>31.168830871582</text:p>
          </table:table-cell>
          <table:table-cell office:value-type="float" office:value="13" calcext:value-type="float">
            <text:p>13</text:p>
          </table:table-cell>
          <table:table-cell office:value-type="float" office:value="31.0389614105225" calcext:value-type="float">
            <text:p>31.0389614105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2987022399902" calcext:value-type="float">
            <text:p>31.2987022399902</text:p>
          </table:table-cell>
          <table:table-cell office:value-type="float" office:value="13" calcext:value-type="float">
            <text:p>13</text:p>
          </table:table-cell>
          <table:table-cell office:value-type="float" office:value="31.168830871582" calcext:value-type="float">
            <text:p>31.1688308715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4285717010498" calcext:value-type="float">
            <text:p>31.4285717010498</text:p>
          </table:table-cell>
          <table:table-cell office:value-type="float" office:value="13" calcext:value-type="float">
            <text:p>13</text:p>
          </table:table-cell>
          <table:table-cell office:value-type="float" office:value="31.2987022399902" calcext:value-type="float">
            <text:p>31.2987022399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5584411621094" calcext:value-type="float">
            <text:p>31.5584411621094</text:p>
          </table:table-cell>
          <table:table-cell office:value-type="float" office:value="13" calcext:value-type="float">
            <text:p>13</text:p>
          </table:table-cell>
          <table:table-cell office:value-type="float" office:value="31.4285717010498" calcext:value-type="float">
            <text:p>31.42857170104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6883125305176" calcext:value-type="float">
            <text:p>31.6883125305176</text:p>
          </table:table-cell>
          <table:table-cell office:value-type="float" office:value="13" calcext:value-type="float">
            <text:p>13</text:p>
          </table:table-cell>
          <table:table-cell office:value-type="float" office:value="31.5584411621094" calcext:value-type="float">
            <text:p>31.5584411621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8181819915771" calcext:value-type="float">
            <text:p>31.8181819915771</text:p>
          </table:table-cell>
          <table:table-cell office:value-type="float" office:value="13" calcext:value-type="float">
            <text:p>13</text:p>
          </table:table-cell>
          <table:table-cell office:value-type="float" office:value="31.6883125305176" calcext:value-type="float">
            <text:p>31.6883125305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9480514526367" calcext:value-type="float">
            <text:p>31.9480514526367</text:p>
          </table:table-cell>
          <table:table-cell office:value-type="float" office:value="13" calcext:value-type="float">
            <text:p>13</text:p>
          </table:table-cell>
          <table:table-cell office:value-type="float" office:value="31.8181819915771" calcext:value-type="float">
            <text:p>31.8181819915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0779228210449" calcext:value-type="float">
            <text:p>32.0779228210449</text:p>
          </table:table-cell>
          <table:table-cell office:value-type="float" office:value="13" calcext:value-type="float">
            <text:p>13</text:p>
          </table:table-cell>
          <table:table-cell office:value-type="float" office:value="31.9480514526367" calcext:value-type="float">
            <text:p>31.9480514526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2077903747559" calcext:value-type="float">
            <text:p>32.2077903747559</text:p>
          </table:table-cell>
          <table:table-cell office:value-type="float" office:value="13" calcext:value-type="float">
            <text:p>13</text:p>
          </table:table-cell>
          <table:table-cell office:value-type="float" office:value="32.0779228210449" calcext:value-type="float">
            <text:p>32.0779228210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3376617431641" calcext:value-type="float">
            <text:p>32.3376617431641</text:p>
          </table:table-cell>
          <table:table-cell office:value-type="float" office:value="13" calcext:value-type="float">
            <text:p>13</text:p>
          </table:table-cell>
          <table:table-cell office:value-type="float" office:value="32.2077903747559" calcext:value-type="float">
            <text:p>32.20779037475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4675331115723" calcext:value-type="float">
            <text:p>32.4675331115723</text:p>
          </table:table-cell>
          <table:table-cell office:value-type="float" office:value="13" calcext:value-type="float">
            <text:p>13</text:p>
          </table:table-cell>
          <table:table-cell office:value-type="float" office:value="32.3376617431641" calcext:value-type="float">
            <text:p>32.3376617431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5974044799805" calcext:value-type="float">
            <text:p>32.5974044799805</text:p>
          </table:table-cell>
          <table:table-cell office:value-type="float" office:value="13" calcext:value-type="float">
            <text:p>13</text:p>
          </table:table-cell>
          <table:table-cell office:value-type="float" office:value="32.4675331115723" calcext:value-type="float">
            <text:p>32.46753311157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7272720336914" calcext:value-type="float">
            <text:p>32.7272720336914</text:p>
          </table:table-cell>
          <table:table-cell office:value-type="float" office:value="13" calcext:value-type="float">
            <text:p>13</text:p>
          </table:table-cell>
          <table:table-cell office:value-type="float" office:value="32.5974044799805" calcext:value-type="float">
            <text:p>32.5974044799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8571434020996" calcext:value-type="float">
            <text:p>32.8571434020996</text:p>
          </table:table-cell>
          <table:table-cell office:value-type="float" office:value="14" calcext:value-type="float">
            <text:p>14</text:p>
          </table:table-cell>
          <table:table-cell office:value-type="float" office:value="32.7272720336914" calcext:value-type="float">
            <text:p>32.7272720336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9870147705078" calcext:value-type="float">
            <text:p>32.9870147705078</text:p>
          </table:table-cell>
          <table:table-cell office:value-type="float" office:value="14" calcext:value-type="float">
            <text:p>14</text:p>
          </table:table-cell>
          <table:table-cell office:value-type="float" office:value="32.8571434020996" calcext:value-type="float">
            <text:p>32.8571434020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.1168823242187" calcext:value-type="float">
            <text:p>33.1168823242187</text:p>
          </table:table-cell>
          <table:table-cell office:value-type="float" office:value="14" calcext:value-type="float">
            <text:p>14</text:p>
          </table:table-cell>
          <table:table-cell office:value-type="float" office:value="32.9870147705078" calcext:value-type="float">
            <text:p>32.98701477050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.246753692627" calcext:value-type="float">
            <text:p>33.246753692627</text:p>
          </table:table-cell>
          <table:table-cell office:value-type="float" office:value="14" calcext:value-type="float">
            <text:p>14</text:p>
          </table:table-cell>
          <table:table-cell office:value-type="float" office:value="33.1168823242187" calcext:value-type="float">
            <text:p>33.1168823242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3.246753692627" calcext:value-type="float">
            <text:p>33.246753692627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1T13:50:37.535447691</meta:creation-date>
    <dc:date>2020-04-11T13:54:25.303052438</dc:date>
    <meta:editing-duration>PT3M49S</meta:editing-duration>
    <meta:editing-cycles>1</meta:editing-cycles>
    <meta:document-statistic meta:table-count="1" meta:cell-count="1018" meta:object-count="2"/>
    <meta:generator>LibreOffice/6.4.2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B254" svg:x="0.32cm" svg:y="0.18cm" svg:width="13.097cm" svg:height="8.64cm">
          <chartooo:coordinate-region svg:x="0.756cm" svg:y="0.379cm" svg:width="12.2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54" chart:class="chart:scatter">
            <chart:domain table:cell-range-address="Sheet1.A1:Sheet1.A254"/>
            <chart:data-point chart:repeated="2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5081973075867">
                <text:p>0.295081973075867</text:p>
                <draw:g>
                  <svg:desc>Sheet1.A1:Sheet1.A254</svg:desc>
                </draw:g>
              </table:table-cell>
              <table:table-cell office:value-type="float" office:value="0">
                <text:p>0</text:p>
                <draw:g>
                  <svg:desc>Sheet1.B1:Sheet1.B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6229506731033">
                <text:p>0.42622950673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73770403862">
                <text:p>0.5573770403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8524603843689">
                <text:p>0.688524603843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9672107696533">
                <text:p>0.819672107696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0819671154022">
                <text:p>0.95081967115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8196723461151">
                <text:p>1.0819672346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311473846436">
                <text:p>1.21311473846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442622423172">
                <text:p>1.3442622423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540986537933">
                <text:p>1.47540986537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655736923218">
                <text:p>1.60655736923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3770487308502">
                <text:p>1.73770487308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6885249614716">
                <text:p>1.86885249614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3114762306213">
                <text:p>2.13114762306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6229500770569">
                <text:p>2.26229500770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9344263076782">
                <text:p>2.39344263076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2459025382996">
                <text:p>2.52459025382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5573763847351">
                <text:p>2.65573763847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8688526153564">
                <text:p>2.786885261535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1803288459778">
                <text:p>2.91803288459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4918026924133">
                <text:p>3.04918026924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8032789230347">
                <text:p>3.18032789230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114755153656">
                <text:p>3.3114755153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4262290000916">
                <text:p>3.442622900009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7377052307129">
                <text:p>3.573770523071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0491814613342">
                <text:p>3.704918146133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3606553077698">
                <text:p>3.836065530776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6721315383911">
                <text:p>3.96721315383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9836053848267">
                <text:p>4.09836053848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22950839996338">
                <text:p>4.229508399963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6065578460693">
                <text:p>4.360655784606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49180316925049">
                <text:p>4.491803169250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6229510307312">
                <text:p>4.62295103073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75409841537476">
                <text:p>4.754098415374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88524580001831">
                <text:p>4.885245800018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01639366149902">
                <text:p>5.016393661499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4754104614258">
                <text:p>5.14754104614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27868843078613">
                <text:p>5.278688430786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40983629226685">
                <text:p>5.409836292266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5409836769104">
                <text:p>5.54098367691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67213106155396">
                <text:p>5.672131061553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80327892303467">
                <text:p>5.803278923034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93442630767822">
                <text:p>5.934426307678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06557369232178">
                <text:p>6.065573692321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19672107696533">
                <text:p>6.196721076965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32786893844605">
                <text:p>6.327868938446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4590163230896">
                <text:p>6.45901632308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59016370773315">
                <text:p>6.59016370773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72131156921387">
                <text:p>6.721311569213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85245895385742">
                <text:p>6.85245895385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98360633850098">
                <text:p>6.983606338500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11475419998169">
                <text:p>7.114754199981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24590158462524">
                <text:p>7.245901584625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3770489692688">
                <text:p>7.37704896926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50819683074951">
                <text:p>7.508196830749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63934421539307">
                <text:p>7.639344215393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77049160003662">
                <text:p>7.770491600036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90163946151733">
                <text:p>7.90163946151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03278732299805">
                <text:p>8.032787322998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1639347076416">
                <text:p>8.16393470764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29508209228516">
                <text:p>8.295082092285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42622947692871">
                <text:p>8.426229476928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55737686157227">
                <text:p>8.557376861572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68852424621582">
                <text:p>8.688524246215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81967258453369">
                <text:p>8.819672584533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95081996917725">
                <text:p>8.950819969177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0819673538208">
                <text:p>9.08196735382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21311473846436">
                <text:p>9.213114738464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34426212310791">
                <text:p>9.344262123107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47540950775147">
                <text:p>9.47540950775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60655784606934">
                <text:p>9.60655784606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73770523071289">
                <text:p>9.73770523071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86885261535645">
                <text:p>9.868852615356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1298704147339">
                <text:p>10.12987041473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2597398757935">
                <text:p>10.25973987579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3896102905273">
                <text:p>10.3896102905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5194807052612">
                <text:p>10.51948070526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6493511199951">
                <text:p>10.6493511199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7792205810547">
                <text:p>10.77922058105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9090909957886">
                <text:p>10.90909099578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0389614105225">
                <text:p>11.03896141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168830871582">
                <text:p>11.1688308715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2987012863159">
                <text:p>11.2987012863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4285717010498">
                <text:p>11.4285717010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5584411621094">
                <text:p>11.55844116210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6883115768433">
                <text:p>11.68831157684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8181819915771">
                <text:p>11.81818199157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948052406311">
                <text:p>11.9480524063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0779218673706">
                <text:p>12.07792186737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2077922821045">
                <text:p>12.20779228210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3376626968384">
                <text:p>12.3376626968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467532157898">
                <text:p>12.4675321578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5974025726318">
                <text:p>12.59740257263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7272729873657">
                <text:p>12.7272729873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8571424484253">
                <text:p>12.8571424484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9870128631592">
                <text:p>12.98701286315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1168832778931">
                <text:p>13.116883277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246753692627">
                <text:p>13.2467536926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3766231536865">
                <text:p>13.37662315368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5064935684204">
                <text:p>13.5064935684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6363639831543">
                <text:p>13.63636398315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7662334442139">
                <text:p>13.7662334442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8961038589478">
                <text:p>13.89610385894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0259742736816">
                <text:p>14.02597427368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1558437347412">
                <text:p>14.1558437347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2857141494751">
                <text:p>14.28571414947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415584564209">
                <text:p>14.415584564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5454549789429">
                <text:p>14.54545497894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6753244400024">
                <text:p>14.67532444000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8051948547363">
                <text:p>14.8051948547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9350652694702">
                <text:p>14.93506526947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.0649347305298">
                <text:p>15.0649347305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1948051452637">
                <text:p>15.1948051452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3246755599976">
                <text:p>15.32467555999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4545450210571">
                <text:p>15.45454502105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584415435791">
                <text:p>15.5844154357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7142858505249">
                <text:p>15.71428585052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8441562652588">
                <text:p>15.84415626525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9740257263184">
                <text:p>15.97402572631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1038951873779">
                <text:p>16.10389518737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2337665557861">
                <text:p>16.2337665557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3636360168457">
                <text:p>16.36363601684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4935073852539">
                <text:p>16.49350738525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6233768463135">
                <text:p>16.62337684631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753246307373">
                <text:p>16.7532463073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8831176757813">
                <text:p>16.88311767578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0129871368408">
                <text:p>17.01298713684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1428565979004">
                <text:p>17.14285659790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.2727279663086">
                <text:p>17.27272796630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4025974273682">
                <text:p>17.40259742736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5324668884277">
                <text:p>17.53246688842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6623382568359">
                <text:p>17.66233825683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.7922077178955">
                <text:p>17.79220771789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9220771789551">
                <text:p>17.92207717895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0519485473633">
                <text:p>18.05194854736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1818180084229">
                <text:p>18.18181800842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.3116874694824">
                <text:p>18.31168746948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.4415588378906">
                <text:p>18.44155883789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5714282989502">
                <text:p>18.57142829895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7012977600098">
                <text:p>18.70129776000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831169128418">
                <text:p>18.8311691284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9610385894775">
                <text:p>18.9610385894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0909099578857">
                <text:p>19.09090995788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.2207794189453">
                <text:p>19.22077941894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.3506488800049">
                <text:p>19.35064888000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4805202484131">
                <text:p>19.48052024841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.6103897094727">
                <text:p>19.61038970947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.7402591705322">
                <text:p>19.74025917053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8701305389404">
                <text:p>19.87013053894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.1298694610596">
                <text:p>20.12986946105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2597408294678">
                <text:p>20.25974082946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3896102905273">
                <text:p>20.38961029052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5194797515869">
                <text:p>20.51947975158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6493511199951">
                <text:p>20.64935111999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7792205810547">
                <text:p>20.77922058105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9090900421143">
                <text:p>20.90909004211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.0389614105225">
                <text:p>21.03896141052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168830871582">
                <text:p>21.1688308715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.2987022399902">
                <text:p>21.29870223999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4285717010498">
                <text:p>21.4285717010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5584411621094">
                <text:p>21.55844116210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6883125305176">
                <text:p>21.6883125305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.8181819915771">
                <text:p>21.81818199157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.9480514526367">
                <text:p>21.9480514526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.0779228210449">
                <text:p>22.07792282104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2077922821045">
                <text:p>22.20779228210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.3376617431641">
                <text:p>22.33766174316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.4675331115723">
                <text:p>22.46753311157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.5974025726318">
                <text:p>22.59740257263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.7272720336914">
                <text:p>22.7272720336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.8571434020996">
                <text:p>22.85714340209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.9870128631592">
                <text:p>22.98701286315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1168823242187">
                <text:p>23.11688232421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246753692627">
                <text:p>23.2467536926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3766231536865">
                <text:p>23.37662315368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5064926147461">
                <text:p>23.50649261474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6363639831543">
                <text:p>23.63636398315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7662334442139">
                <text:p>23.7662334442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.8961048126221">
                <text:p>23.89610481262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.0259742736816">
                <text:p>24.02597427368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.1558437347412">
                <text:p>24.1558437347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.2857151031494">
                <text:p>24.28571510314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.415584564209">
                <text:p>24.415584564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.5454540252686">
                <text:p>24.5454540252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.6753253936768">
                <text:p>24.67532539367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.8051948547363">
                <text:p>24.80519485473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.9350643157959">
                <text:p>24.9350643157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0649356842041">
                <text:p>25.06493568420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1948051452637">
                <text:p>25.1948051452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3246746063232">
                <text:p>25.32467460632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4545459747314">
                <text:p>25.45454597473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584415435791">
                <text:p>25.5844154357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.7142848968506">
                <text:p>25.71428489685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.8441562652588">
                <text:p>25.84415626525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.9740257263184">
                <text:p>25.9740257263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.1038951873779">
                <text:p>26.10389518737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.2337665557861">
                <text:p>26.23376655578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.3636360168457">
                <text:p>26.3636360168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4935073852539">
                <text:p>26.49350738525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6233768463135">
                <text:p>26.6233768463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.753246307373">
                <text:p>26.753246307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.8831176757813">
                <text:p>26.8831176757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0129871368408">
                <text:p>27.01298713684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.1428565979004">
                <text:p>27.14285659790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2727279663086">
                <text:p>27.2727279663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.4025974273682">
                <text:p>27.40259742736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.5324668884277">
                <text:p>27.53246688842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.6623382568359">
                <text:p>27.66233825683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.7922077178955">
                <text:p>27.79220771789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.9220771789551">
                <text:p>27.92207717895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.0519485473633">
                <text:p>28.05194854736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.1818180084228">
                <text:p>28.18181800842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.3116874694824">
                <text:p>28.31168746948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.4415588378906">
                <text:p>28.4415588378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.5714282989502">
                <text:p>28.57142829895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.7012977600098">
                <text:p>28.70129776000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.831169128418">
                <text:p>28.8311691284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9610385894775">
                <text:p>28.96103858947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.0909099578857">
                <text:p>29.09090995788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.2207794189453">
                <text:p>29.22077941894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.3506488800049">
                <text:p>29.35064888000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.4805202484131">
                <text:p>29.48052024841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.6103897094727">
                <text:p>29.61038970947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.7402591705322">
                <text:p>29.74025917053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.8701305389404">
                <text:p>29.87013053894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.1298694610596">
                <text:p>30.12986946105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.2597408294678">
                <text:p>30.25974082946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.3896102905273">
                <text:p>30.38961029052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.5194797515869">
                <text:p>30.51947975158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.6493511199951">
                <text:p>30.64935111999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.7792205810547">
                <text:p>30.77922058105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.9090900421143">
                <text:p>30.90909004211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.0389614105225">
                <text:p>31.03896141052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.168830871582">
                <text:p>31.1688308715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.2987022399902">
                <text:p>31.29870223999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.4285717010498">
                <text:p>31.42857170104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.5584411621094">
                <text:p>31.55844116210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.6883125305176">
                <text:p>31.68831253051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.8181819915771">
                <text:p>31.81818199157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.9480514526367">
                <text:p>31.94805145263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.0779228210449">
                <text:p>32.07792282104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.2077903747559">
                <text:p>32.2077903747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.3376617431641">
                <text:p>32.337661743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.4675331115723">
                <text:p>32.46753311157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.5974044799805">
                <text:p>32.59740447998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.7272720336914">
                <text:p>32.72727203369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.8571434020996">
                <text:p>32.8571434020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.9870147705078">
                <text:p>32.98701477050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.1168823242187">
                <text:p>33.11688232421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.246753692627">
                <text:p>33.246753692627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1:Sheet1.D255" svg:x="0.308cm" svg:y="0.204cm" svg:width="13.096cm" svg:height="8.639cm">
          <chartooo:coordinate-region svg:x="0.929cm" svg:y="0.403cm" svg:width="12.28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5" chart:class="chart:scatter">
            <chart:domain table:cell-range-address="Sheet1.C1:Sheet1.C255"/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3934424519539">
                <text:p>0.163934424519539</text:p>
                <draw:g>
                  <svg:desc>Sheet1.C1:Sheet1.C255</svg:desc>
                </draw:g>
              </table:table-cell>
              <table:table-cell office:value-type="float" office:value="0">
                <text:p>0</text:p>
                <draw:g>
                  <svg:desc>Sheet1.D1:Sheet1.D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5081973075867">
                <text:p>0.295081973075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229506731033">
                <text:p>0.42622950673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73770403862">
                <text:p>0.5573770403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8524603843689">
                <text:p>0.688524603843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9672107696533">
                <text:p>0.819672107696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0819671154022">
                <text:p>0.95081967115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196723461151">
                <text:p>1.0819672346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1311473846436">
                <text:p>1.21311473846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442622423172">
                <text:p>1.3442622423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7540986537933">
                <text:p>1.47540986537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0655736923218">
                <text:p>1.60655736923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3770487308502">
                <text:p>1.73770487308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6885249614716">
                <text:p>1.86885249614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3114762306213">
                <text:p>2.13114762306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229500770569">
                <text:p>2.26229500770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9344263076782">
                <text:p>2.39344263076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2459025382996">
                <text:p>2.52459025382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5573763847351">
                <text:p>2.65573763847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8688526153564">
                <text:p>2.78688526153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1803288459778">
                <text:p>2.91803288459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4918026924133">
                <text:p>3.04918026924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8032789230347">
                <text:p>3.18032789230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114755153656">
                <text:p>3.3114755153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4262290000916">
                <text:p>3.442622900009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7377052307129">
                <text:p>3.57377052307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0491814613342">
                <text:p>3.70491814613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3606553077698">
                <text:p>3.836065530776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6721315383911">
                <text:p>3.96721315383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9836053848267">
                <text:p>4.09836053848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2950839996338">
                <text:p>4.22950839996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6065578460693">
                <text:p>4.360655784606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9180316925049">
                <text:p>4.491803169250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229510307312">
                <text:p>4.62295103073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75409841537476">
                <text:p>4.754098415374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88524580001831">
                <text:p>4.885245800018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01639366149902">
                <text:p>5.016393661499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4754104614258">
                <text:p>5.147541046142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27868843078613">
                <text:p>5.278688430786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40983629226685">
                <text:p>5.409836292266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5409836769104">
                <text:p>5.54098367691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7213106155396">
                <text:p>5.672131061553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80327892303467">
                <text:p>5.803278923034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93442630767822">
                <text:p>5.934426307678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06557369232178">
                <text:p>6.06557369232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19672107696533">
                <text:p>6.196721076965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32786893844605">
                <text:p>6.327868938446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4590163230896">
                <text:p>6.45901632308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59016370773315">
                <text:p>6.590163707733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72131156921387">
                <text:p>6.721311569213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85245895385742">
                <text:p>6.85245895385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98360633850098">
                <text:p>6.983606338500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11475419998169">
                <text:p>7.114754199981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24590158462524">
                <text:p>7.245901584625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3770489692688">
                <text:p>7.37704896926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50819683074951">
                <text:p>7.508196830749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63934421539307">
                <text:p>7.639344215393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77049160003662">
                <text:p>7.770491600036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90163946151733">
                <text:p>7.901639461517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03278732299805">
                <text:p>8.032787322998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1639347076416">
                <text:p>8.16393470764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29508209228516">
                <text:p>8.295082092285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42622947692871">
                <text:p>8.426229476928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55737686157227">
                <text:p>8.557376861572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68852424621582">
                <text:p>8.688524246215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81967258453369">
                <text:p>8.819672584533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95081996917725">
                <text:p>8.950819969177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0819673538208">
                <text:p>9.08196735382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21311473846436">
                <text:p>9.213114738464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34426212310791">
                <text:p>9.344262123107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47540950775147">
                <text:p>9.47540950775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60655784606934">
                <text:p>9.606557846069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73770523071289">
                <text:p>9.73770523071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86885261535645">
                <text:p>9.868852615356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1298704147339">
                <text:p>10.12987041473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2597398757935">
                <text:p>10.25973987579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3896102905273">
                <text:p>10.38961029052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5194807052612">
                <text:p>10.51948070526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6493511199951">
                <text:p>10.64935111999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7792205810547">
                <text:p>10.77922058105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9090909957886">
                <text:p>10.90909099578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0389614105225">
                <text:p>11.03896141052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168830871582">
                <text:p>11.1688308715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2987012863159">
                <text:p>11.29870128631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4285717010498">
                <text:p>11.42857170104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5584411621094">
                <text:p>11.55844116210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6883115768433">
                <text:p>11.68831157684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8181819915771">
                <text:p>11.81818199157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948052406311">
                <text:p>11.948052406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0779218673706">
                <text:p>12.07792186737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2077922821045">
                <text:p>12.20779228210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3376626968384">
                <text:p>12.33766269683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467532157898">
                <text:p>12.4675321578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5974025726318">
                <text:p>12.59740257263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7272729873657">
                <text:p>12.7272729873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8571424484253">
                <text:p>12.85714244842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9870128631592">
                <text:p>12.98701286315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1168832778931">
                <text:p>13.1168832778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246753692627">
                <text:p>13.2467536926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3766231536865">
                <text:p>13.37662315368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5064935684204">
                <text:p>13.5064935684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6363639831543">
                <text:p>13.63636398315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7662334442139">
                <text:p>13.76623344421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8961038589478">
                <text:p>13.89610385894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0259742736816">
                <text:p>14.02597427368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1558437347412">
                <text:p>14.15584373474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2857141494751">
                <text:p>14.28571414947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415584564209">
                <text:p>14.41558456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5454549789429">
                <text:p>14.54545497894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6753244400024">
                <text:p>14.6753244400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8051948547363">
                <text:p>14.80519485473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9350652694702">
                <text:p>14.93506526947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0649347305298">
                <text:p>15.06493473052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1948051452637">
                <text:p>15.1948051452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3246755599976">
                <text:p>15.32467555999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4545450210571">
                <text:p>15.45454502105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584415435791">
                <text:p>15.5844154357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7142858505249">
                <text:p>15.71428585052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8441562652588">
                <text:p>15.84415626525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9740257263184">
                <text:p>15.9740257263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1038951873779">
                <text:p>16.10389518737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2337665557861">
                <text:p>16.23376655578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3636360168457">
                <text:p>16.3636360168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4935073852539">
                <text:p>16.49350738525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6233768463135">
                <text:p>16.62337684631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753246307373">
                <text:p>16.7532463073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8831176757813">
                <text:p>16.88311767578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0129871368408">
                <text:p>17.01298713684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.1428565979004">
                <text:p>17.14285659790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2727279663086">
                <text:p>17.27272796630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4025974273682">
                <text:p>17.40259742736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5324668884277">
                <text:p>17.53246688842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.6623382568359">
                <text:p>17.66233825683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7922077178955">
                <text:p>17.79220771789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9220771789551">
                <text:p>17.92207717895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0519485473633">
                <text:p>18.05194854736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.1818180084229">
                <text:p>18.18181800842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.3116874694824">
                <text:p>18.31168746948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4415588378906">
                <text:p>18.44155883789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5714282989502">
                <text:p>18.57142829895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7012977600098">
                <text:p>18.70129776000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831169128418">
                <text:p>18.8311691284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9610385894775">
                <text:p>18.96103858947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.0909099578857">
                <text:p>19.09090995788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.2207794189453">
                <text:p>19.22077941894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3506488800049">
                <text:p>19.35064888000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.4805202484131">
                <text:p>19.48052024841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.6103897094727">
                <text:p>19.61038970947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7402591705322">
                <text:p>19.7402591705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8701305389404">
                <text:p>19.870130538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1298694610596">
                <text:p>20.12986946105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2597408294678">
                <text:p>20.25974082946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3896102905273">
                <text:p>20.3896102905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5194797515869">
                <text:p>20.51947975158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6493511199951">
                <text:p>20.64935111999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7792205810547">
                <text:p>20.7792205810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9090900421143">
                <text:p>20.90909004211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0389614105225">
                <text:p>21.03896141052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.168830871582">
                <text:p>21.1688308715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2987022399902">
                <text:p>21.29870223999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4285717010498">
                <text:p>21.42857170104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5584411621094">
                <text:p>21.55844116210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.6883125305176">
                <text:p>21.6883125305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.8181819915771">
                <text:p>21.81818199157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.9480514526367">
                <text:p>21.94805145263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0779228210449">
                <text:p>22.07792282104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.2077922821045">
                <text:p>22.2077922821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.3376617431641">
                <text:p>22.33766174316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.4675331115723">
                <text:p>22.46753311157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.5974025726318">
                <text:p>22.5974025726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.7272720336914">
                <text:p>22.7272720336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.8571434020996">
                <text:p>22.85714340209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.9870128631592">
                <text:p>22.9870128631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1168823242187">
                <text:p>23.1168823242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246753692627">
                <text:p>23.2467536926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3766231536865">
                <text:p>23.37662315368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5064926147461">
                <text:p>23.5064926147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6363639831543">
                <text:p>23.63636398315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.7662334442139">
                <text:p>23.7662334442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.8961048126221">
                <text:p>23.89610481262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.0259742736816">
                <text:p>24.02597427368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.1558437347412">
                <text:p>24.1558437347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.2857151031494">
                <text:p>24.2857151031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.415584564209">
                <text:p>24.415584564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.5454540252686">
                <text:p>24.54545402526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.6753253936768">
                <text:p>24.67532539367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.8051948547363">
                <text:p>24.8051948547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.9350643157959">
                <text:p>24.9350643157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0649356842041">
                <text:p>25.06493568420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1948051452637">
                <text:p>25.1948051452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3246746063232">
                <text:p>25.32467460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4545459747314">
                <text:p>25.4545459747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.584415435791">
                <text:p>25.5844154357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.7142848968506">
                <text:p>25.71428489685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.8441562652588">
                <text:p>25.84415626525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.9740257263184">
                <text:p>25.9740257263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.1038951873779">
                <text:p>26.10389518737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.2337665557861">
                <text:p>26.23376655578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3636360168457">
                <text:p>26.36363601684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4935073852539">
                <text:p>26.4935073852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.6233768463135">
                <text:p>26.6233768463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.753246307373">
                <text:p>26.7532463073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.8831176757813">
                <text:p>26.88311767578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.0129871368408">
                <text:p>27.0129871368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1428565979004">
                <text:p>27.14285659790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.2727279663086">
                <text:p>27.2727279663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.4025974273682">
                <text:p>27.40259742736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.5324668884277">
                <text:p>27.5324668884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.6623382568359">
                <text:p>27.6623382568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.7922077178955">
                <text:p>27.79220771789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.9220771789551">
                <text:p>27.9220771789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.0519485473633">
                <text:p>28.0519485473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.1818180084228">
                <text:p>28.1818180084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.3116874694824">
                <text:p>28.31168746948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.4415588378906">
                <text:p>28.4415588378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.5714282989502">
                <text:p>28.5714282989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.7012977600098">
                <text:p>28.7012977600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831169128418">
                <text:p>28.831169128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.9610385894775">
                <text:p>28.9610385894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.0909099578857">
                <text:p>29.0909099578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.2207794189453">
                <text:p>29.2207794189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.3506488800049">
                <text:p>29.35064888000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.4805202484131">
                <text:p>29.4805202484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.6103897094727">
                <text:p>29.6103897094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.7402591705322">
                <text:p>29.7402591705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.8701305389404">
                <text:p>29.8701305389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.1298694610596">
                <text:p>30.1298694610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.2597408294678">
                <text:p>30.2597408294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.3896102905273">
                <text:p>30.3896102905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.5194797515869">
                <text:p>30.5194797515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.6493511199951">
                <text:p>30.6493511199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.7792205810547">
                <text:p>30.7792205810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.9090900421143">
                <text:p>30.9090900421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.0389614105225">
                <text:p>31.0389614105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.168830871582">
                <text:p>31.168830871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.2987022399902">
                <text:p>31.2987022399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.4285717010498">
                <text:p>31.4285717010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.5584411621094">
                <text:p>31.55844116210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.6883125305176">
                <text:p>31.6883125305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.8181819915771">
                <text:p>31.81818199157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.9480514526367">
                <text:p>31.9480514526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.0779228210449">
                <text:p>32.0779228210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.2077903747559">
                <text:p>32.2077903747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.3376617431641">
                <text:p>32.3376617431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.4675331115723">
                <text:p>32.46753311157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.5974044799805">
                <text:p>32.5974044799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.7272720336914">
                <text:p>32.7272720336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.8571434020996">
                <text:p>32.8571434020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.9870147705078">
                <text:p>32.98701477050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.1168823242187">
                <text:p>33.1168823242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.246753692627">
                <text:p>33.24675369262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